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885cm" fo:margin-left="1.307cm" fo:margin-right="1.397cm" table:align="margins"/>
    </style:style>
    <style:style style:name="Table1.A" style:family="table-column">
      <style:table-column-properties style:column-width="3.849cm" style:rel-column-width="16944*"/>
    </style:style>
    <style:style style:name="Table1.B" style:family="table-column">
      <style:table-column-properties style:column-width="1.476cm" style:rel-column-width="6499*"/>
    </style:style>
    <style:style style:name="Table1.C" style:family="table-column">
      <style:table-column-properties style:column-width="9.56cm" style:rel-column-width="4209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18cm solid #0000ff" fo:border-right="none" fo:border-top="0.018cm solid #0000ff" fo:border-bottom="0.018cm solid #0000ff"/>
    </style:style>
    <style:style style:name="Table1.B1" style:family="table-cell">
      <style:table-cell-properties fo:padding="0.097cm" fo:border-left="0.002cm solid #ffffff" fo:border-right="none" fo:border-top="0.018cm solid #0000ff" fo:border-bottom="0.018cm solid #0000ff"/>
    </style:style>
    <style:style style:name="Table1.C1" style:family="table-cell">
      <style:table-cell-properties fo:padding="0.097cm" fo:border-left="0.002cm solid #ffffff" fo:border-right="0.018cm solid #0000ff" fo:border-top="0.018cm solid #0000ff" fo:border-bottom="0.018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none" fo:border-top="none" fo:border-bottom="0.002cm solid #0000ff"/>
    </style:style>
    <style:style style:name="Table1.C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81cm" style:rel-column-width="21102*"/>
    </style:style>
    <style:style style:name="MethodTable.B" style:family="table-column">
      <style:table-column-properties style:column-width="10.128cm" style:rel-column-width="44433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528cm" style:rel-column-width="15476*"/>
    </style:style>
    <style:style style:name="Table2.B" style:family="table-column">
      <style:table-column-properties style:column-width="11.411cm" style:rel-column-width="50059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4cm" table:align="center"/>
    </style:style>
    <style:style style:name="Table15.A" style:family="table-column">
      <style:table-column-properties style:column-width="4.731cm"/>
    </style:style>
    <style:style style:name="Table15.B" style:family="table-column">
      <style:table-column-properties style:column-width="10.209cm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cm" table:align="center"/>
    </style:style>
    <style:style style:name="Table16.A" style:family="table-column">
      <style:table-column-properties style:column-width="4.731cm"/>
    </style:style>
    <style:style style:name="Table16.B" style:family="table-column">
      <style:table-column-properties style:column-width="10.209cm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7" style:family="table">
      <style:table-properties style:width="14.94cm" table:align="center"/>
    </style:style>
    <style:style style:name="Table17.A" style:family="table-column">
      <style:table-column-properties style:column-width="4.731cm"/>
    </style:style>
    <style:style style:name="Table17.B" style:family="table-column">
      <style:table-column-properties style:column-width="10.209cm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8" style:family="table">
      <style:table-properties style:width="14.94cm" table:align="center"/>
    </style:style>
    <style:style style:name="Table18.A" style:family="table-column">
      <style:table-column-properties style:column-width="4.731cm"/>
    </style:style>
    <style:style style:name="Table18.B" style:family="table-column">
      <style:table-column-properties style:column-width="10.209cm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9" style:family="table">
      <style:table-properties style:width="14.94cm" table:align="center"/>
    </style:style>
    <style:style style:name="Table19.A" style:family="table-column">
      <style:table-column-properties style:column-width="4.731cm"/>
    </style:style>
    <style:style style:name="Table19.B" style:family="table-column">
      <style:table-column-properties style:column-width="10.209cm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0" style:family="table">
      <style:table-properties style:width="14.94cm" table:align="center"/>
    </style:style>
    <style:style style:name="Table20.A" style:family="table-column">
      <style:table-column-properties style:column-width="4.731cm"/>
    </style:style>
    <style:style style:name="Table20.B" style:family="table-column">
      <style:table-column-properties style:column-width="10.209cm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1" style:family="table">
      <style:table-properties style:width="14.94cm" table:align="center"/>
    </style:style>
    <style:style style:name="Table21.A" style:family="table-column">
      <style:table-column-properties style:column-width="4.731cm"/>
    </style:style>
    <style:style style:name="Table21.B" style:family="table-column">
      <style:table-column-properties style:column-width="10.209cm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Body">
      <style:paragraph-properties fo:margin-left="0cm" fo:margin-right="0cm" fo:text-indent="0cm" style:auto-text-indent="false"/>
    </style:style>
    <style:style style:name="P8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9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10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11" style:family="paragraph" style:parent-style-name="Method_20_Body">
      <style:paragraph-properties fo:break-before="page"/>
    </style:style>
    <style:style style:name="P12" style:family="paragraph" style:parent-style-name="Method_20_Code_20_Listing">
      <style:paragraph-properties fo:break-before="page"/>
      <style:text-properties fo:color="#000080"/>
    </style:style>
    <style:style style:name="P13" style:family="paragraph" style:parent-style-name="Method_20_Body">
      <style:paragraph-properties fo:text-align="start" style:justify-single-word="false"/>
    </style:style>
    <style:style style:name="P14" style:family="paragraph" style:parent-style-name="Method_20_Body">
      <style:paragraph-properties fo:margin-left="1.251cm" fo:margin-right="0cm" fo:text-indent="0cm" style:auto-text-indent="false"/>
    </style:style>
    <style:style style:name="P15" style:family="paragraph" style:parent-style-name="Method_20_Body">
      <style:paragraph-properties fo:margin-left="2.501cm" fo:margin-right="0cm" fo:text-indent="0cm" style:auto-text-indent="false"/>
    </style:style>
    <style:style style:name="P16" style:family="paragraph" style:parent-style-name="Method_20_Code_20_Listing">
      <style:text-properties fo:color="#000080"/>
    </style:style>
    <style:style style:name="P17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8" style:family="paragraph" style:parent-style-name="Coding_20_Title">
      <style:paragraph-properties fo:break-before="page"/>
    </style:style>
    <style:style style:name="P19" style:family="paragraph" style:parent-style-name="Method_20_Title">
      <style:paragraph-properties fo:break-before="page"/>
    </style:style>
    <style:style style:name="P20" style:family="paragraph" style:parent-style-name="Method_20_Title">
      <style:paragraph-properties fo:break-before="page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Method_20_Body" style:list-style-name="L2"/>
    <style:style style:name="P23" style:family="paragraph" style:parent-style-name="Method_20_Body" style:list-style-name="L3"/>
    <style:style style:name="P24" style:family="paragraph" style:parent-style-name="Method_20_Code_20_Listing">
      <style:text-properties fo:color="#000080"/>
    </style:style>
    <style:style style:name="P25" style:family="paragraph" style:parent-style-name="Code_20_Listing">
      <style:text-properties fo:color="#000080"/>
    </style:style>
    <style:style style:name="P26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27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8" style:family="paragraph" style:parent-style-name="Code_20_Listing">
      <style:paragraph-properties fo:break-before="page"/>
      <style:text-properties fo:color="#000080"/>
    </style:style>
    <style:style style:name="P2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Method_20_Listing_20_Title">
      <style:paragraph-properties fo:break-before="page"/>
    </style:style>
    <style:style style:name="P31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Error\Handler</text:h>
      <text:p text:style-name="Class_20_Description"/>
      <text:p text:style-name="Class_20_Description">The <text:span text:style-name="Class_20_Variables">Error\Handler</text:span> class provides user-land formatting of an error message and selection of (multiple) output destination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Error\Handler</text:span> class</text:p>
      <text:p text:style-name="Criteria_20_Body"/>
      <text:list xml:id="list1776368187" text:style-name="L1">
        <text:list-item>
          <text:p text:style-name="P31">uses the <text:span text:style-name="Class_20_Variables">Library\Error</text:span> namespace;</text:p>
        </text:list-item>
        <text:list-item>
          <text:p text:style-name="P31">uses the <text:span text:style-name="Class_20_Variables">Properties</text:span> class to contain log formatting information.</text:p>
        </text:list-item>
      </text:list>
      <text:p text:style-name="Standard"/>
      <text:p text:style-name="Standard"/>
      <text:h text:style-name="P30" text:outline-level="4">Class Constants</text:h>
      <text:p text:style-name="Method_20_Body"/>
      <text:p text:style-name="Method_20_Body">The <text:span text:style-name="Class_20_Variables">Error\Handler</text:span> class defines the following class constants:</text:p>
      <text:p text:style-name="Method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onstant</text:p>
          </table:table-cell>
          <table:table-cell table:style-name="Table1.B1" office:value-type="string">
            <text:p text:style-name="P3">Value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4">LOG_SYSTEM</text:p>
          </table:table-cell>
          <table:table-cell table:style-name="Table1.B2" office:value-type="string">
            <text:p text:style-name="P7"><text:s text:c="2"/>0</text:p>
          </table:table-cell>
          <table:table-cell table:style-name="Table1.C2" office:value-type="string">
            <text:p text:style-name="P7">Output to the system log device.</text:p>
          </table:table-cell>
        </table:table-row>
        <table:table-row>
          <table:table-cell table:style-name="Table1.A2" office:value-type="string">
            <text:p text:style-name="P4">LOG_EMAIL</text:p>
          </table:table-cell>
          <table:table-cell table:style-name="Table1.B2" office:value-type="string">
            <text:p text:style-name="P7"><text:s text:c="2"/>1</text:p>
          </table:table-cell>
          <table:table-cell table:style-name="Table1.C2" office:value-type="string">
            <text:p text:style-name="P7">Output to the specified email address(es).</text:p>
          </table:table-cell>
        </table:table-row>
        <table:table-row>
          <table:table-cell table:style-name="Table1.A2" office:value-type="string">
            <text:p text:style-name="P4">LOG_FILE</text:p>
          </table:table-cell>
          <table:table-cell table:style-name="Table1.B2" office:value-type="string">
            <text:p text:style-name="P7"><text:s text:c="2"/>3</text:p>
          </table:table-cell>
          <table:table-cell table:style-name="Table1.C2" office:value-type="string">
            <text:p text:style-name="P7">Output to the specified file.</text:p>
          </table:table-cell>
        </table:table-row>
        <table:table-row>
          <table:table-cell table:style-name="Table1.A2" office:value-type="string">
            <text:p text:style-name="P4">LOG_SAPI</text:p>
          </table:table-cell>
          <table:table-cell table:style-name="Table1.B2" office:value-type="string">
            <text:p text:style-name="P8"><text:s text:c="2"/>4</text:p>
          </table:table-cell>
          <table:table-cell table:style-name="Table1.C2" office:value-type="string">
            <text:p text:style-name="P8">Output to the specified HTML device.</text:p>
          </table:table-cell>
        </table:table-row>
        <table:table-row>
          <table:table-cell table:style-name="Table1.A2" office:value-type="string">
            <text:p text:style-name="P4">LOG_HANDLER</text:p>
          </table:table-cell>
          <table:table-cell table:style-name="Table1.B2" office:value-type="string">
            <text:p text:style-name="P7">10</text:p>
          </table:table-cell>
          <table:table-cell table:style-name="Table1.C2" office:value-type="string">
            <text:p text:style-name="P7">Output to the Library\Log class.</text:p>
          </table:table-cell>
        </table:table-row>
      </table:table>
      <text:p text:style-name="Method_20_Body"/>
      <text:p text:style-name="Method_20_Body"/>
      <text:p text:style-name="Method_20_Body"/>
      <text:h text:style-name="Method_20_Listing_20_Title" text:outline-level="4">Class Properties</text:h>
      <text:h text:style-name="Criteria_20_Title" text:outline-level="2"/>
      <text:p text:style-name="Method_20_Body">The <text:span text:style-name="Class_20_Variables">Error\Handler</text:span> class contain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y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4">$reportErrors</text:p>
          </table:table-cell>
          <table:table-cell table:style-name="MethodTable.B2" office:value-type="string">
            <text:p text:style-name="P7">True to report errors, false to not.</text:p>
          </table:table-cell>
        </table:table-row>
        <table:table-row>
          <table:table-cell table:style-name="MethodTable.A2" office:value-type="string">
            <text:p text:style-name="P4">$phpErrorLevel</text:p>
          </table:table-cell>
          <table:table-cell table:style-name="MethodTable.B2" office:value-type="string">
            <text:p text:style-name="P7">Error types handled by this handler.</text:p>
          </table:table-cell>
        </table:table-row>
        <table:table-row>
          <table:table-cell table:style-name="MethodTable.A2" office:value-type="string">
            <text:p text:style-name="P4">$logFileName</text:p>
          </table:table-cell>
          <table:table-cell table:style-name="MethodTable.B2" office:value-type="string">
            <text:p text:style-name="P7">The log file name, if required.</text:p>
          </table:table-cell>
        </table:table-row>
        <table:table-row>
          <table:table-cell table:style-name="MethodTable.A2" office:value-type="string">
            <text:p text:style-name="P4">$logErrors</text:p>
          </table:table-cell>
          <table:table-cell table:style-name="MethodTable.B2" office:value-type="string">
            <text:p text:style-name="P8">True to report errors to log, false to not.</text:p>
          </table:table-cell>
        </table:table-row>
        <table:table-row>
          <table:table-cell table:style-name="MethodTable.A2" office:value-type="string">
            <text:p text:style-name="P4">$logDevice</text:p>
          </table:table-cell>
          <table:table-cell table:style-name="MethodTable.B2" office:value-type="string">
            <text:p text:style-name="P7">Primary error logging device.</text:p>
          </table:table-cell>
        </table:table-row>
        <table:table-row>
          <table:table-cell table:style-name="MethodTable.A2" office:value-type="string">
            <text:p text:style-name="P4">$logLevel</text:p>
          </table:table-cell>
          <table:table-cell table:style-name="MethodTable.B2" office:value-type="string">
            <text:p text:style-name="P8">The log level to use for logging errors using the Log class.</text:p>
          </table:table-cell>
        </table:table-row>
        <table:table-row>
          <table:table-cell table:style-name="MethodTable.A2" office:value-type="string">
            <text:p text:style-name="P4">$displayErrors</text:p>
          </table:table-cell>
          <table:table-cell table:style-name="MethodTable.B2" office:value-type="string">
            <text:p text:style-name="P7">True to report errors to current console device, false to not.</text:p>
          </table:table-cell>
        </table:table-row>
        <table:table-row>
          <table:table-cell table:style-name="MethodTable.A2" office:value-type="string">
            <text:p text:style-name="P4">$formatXML</text:p>
          </table:table-cell>
          <table:table-cell table:style-name="MethodTable.B2" office:value-type="string">
            <text:p text:style-name="P7">True to format output as XML, false to not.</text:p>
          </table:table-cell>
        </table:table-row>
        <table:table-row>
          <table:table-cell table:style-name="MethodTable.A2" office:value-type="string">
            <text:p text:style-name="P4">$exceptionsEnabled</text:p>
          </table:table-cell>
          <table:table-cell table:style-name="MethodTable.B2" office:value-type="string">
            <text:p text:style-name="P7">True to throw exception with the error message.</text:p>
          </table:table-cell>
        </table:table-row>
        <table:table-row>
          <table:table-cell table:style-name="MethodTable.A2" office:value-type="string">
            <text:p text:style-name="P4">$initialized</text:p>
          </table:table-cell>
          <table:table-cell table:style-name="MethodTable.B2" office:value-type="string">
            <text:p text:style-name="P7">True if initialization has been completed.</text:p>
          </table:table-cell>
        </table:table-row>
        <table:table-row>
          <table:table-cell table:style-name="MethodTable.A2" office:value-type="string">
            <text:p text:style-name="P4">$errorHandlerSet</text:p>
          </table:table-cell>
          <table:table-cell table:style-name="MethodTable.B2" office:value-type="string">
            <text:p text:style-name="P7">True if the error handler has already been set.</text:p>
          </table:table-cell>
        </table:table-row>
        <table:table-row>
          <table:table-cell table:style-name="MethodTable.A2" office:value-type="string">
            <text:p text:style-name="P4">$errorBuffer</text:p>
          </table:table-cell>
          <table:table-cell table:style-name="MethodTable.B2" office:value-type="string">
            <text:p text:style-name="P7">A buffer to build the output error message in.</text:p>
          </table:table-cell>
        </table:table-row>
        <table:table-row>
          <table:table-cell table:style-name="MethodTable.A2" office:value-type="string">
            <text:p text:style-name="P4">$additionalLogs</text:p>
          </table:table-cell>
          <table:table-cell table:style-name="MethodTable.B2" office:value-type="string">
            <text:p text:style-name="P7">An array containing additional logging destinations, or null if no additional logging destinations are assigned.</text:p>
          </table:table-cell>
        </table:table-row>
      </table:table>
      <text:p text:style-name="Method_20_Body"/>
      <text:h text:style-name="Method_20_Title" text:outline-level="5"/>
      <text:h text:style-name="P19" text:outline-level="5">Static Class Properties</text:h>
      <text:p text:style-name="Method_20_Body"/>
      <text:p text:style-name="Method_20_Body">The <text:span text:style-name="Class_20_Variables">Error\Handler</text:span> class contains the following static class property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Static Property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4">$errorType</text:p>
          </table:table-cell>
          <table:table-cell table:style-name="Table2.B2" office:value-type="string">
            <text:p text:style-name="P7">An associative array containing system error types (as keys) and their meanings (as associated values). Refer to <text:span text:style-name="T2">Error Handling – Predefined Constants</text:span>.</text:p>
            <text:p text:style-name="P7">(<text:span text:style-name="T2">http://php.net/manual/en/errorfunc.constants.php</text:span>)</text:p>
          </table:table-cell>
        </table:table-row>
      </table:table>
      <text:p text:style-name="Standard"/>
      <text:p text:style-name="Standard"/>
      <text:h text:style-name="Method_20_Listing_20_Title" text:outline-level="4">Class Methods</text:h>
      <text:p text:style-name="Method_20_Body"/>
      <text:p text:style-name="Method_20_Body">The <text:span text:style-name="Class_20_Variables">Error\Handler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5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6"><text:a xlink:type="simple" xlink:href="#errorHandler">errorHandler</text:a></text:p>
          </table:table-cell>
          <table:table-cell table:style-name="Table3.B2" office:value-type="string">
            <text:p text:style-name="Method_20_Table_20_Description">User error handler method.</text:p>
          </table:table-cell>
        </table:table-row>
        <table:table-row>
          <table:table-cell table:style-name="Table3.A2" office:value-type="string">
            <text:p text:style-name="P6"><text:a xlink:type="simple" xlink:href="#setHandler">setHandler</text:a></text:p>
          </table:table-cell>
          <table:table-cell table:style-name="Table3.B2" office:value-type="string">
            <text:h text:style-name="P20" text:outline-level="5">Set the error handler method.</text:h>
          </table:table-cell>
        </table:table-row>
        <table:table-row>
          <table:table-cell table:style-name="Table3.A2" office:value-type="string">
            <text:h text:style-name="P21" text:outline-level="5"><text:a xlink:type="simple" xlink:href="#isInitialized">isInitialized</text:a></text:h>
          </table:table-cell>
          <table:table-cell table:style-name="Table3.B2" office:value-type="string">
            <text:p text:style-name="Method_20_Table_20_Description">Get the state of the initialized variable.</text:p>
          </table:table-cell>
        </table:table-row>
        <table:table-row>
          <table:table-cell table:style-name="Table3.A2" office:value-type="string">
            <text:p text:style-name="P6"><text:a xlink:type="simple" xlink:href="#initialize">initialize</text:a></text:p>
          </table:table-cell>
          <table:table-cell table:style-name="Table3.B2" office:value-type="string">
            <text:p text:style-name="P7">Initialize, or re-initialize, the error settings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reportErrors">reportErrors</text:a></text:h>
          </table:table-cell>
          <table:table-cell table:style-name="Table3.B2" office:value-type="string">
            <text:p text:style-name="Method_20_Table_20_Description">Get or set the <text:span text:style-name="Class_20_Variables">$reportErrors</text:span> class variable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phpErrorLevel">phpErrorLevel</text:a></text:h>
          </table:table-cell>
          <table:table-cell table:style-name="Table3.B2" office:value-type="string">
            <text:p text:style-name="Method_20_Table_20_Description">Get or set the <text:span text:style-name="Class_20_Variables">$phpErrorLevel</text:span> class variable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errorBits">errorBits</text:a></text:h>
          </table:table-cell>
          <table:table-cell table:style-name="Table3.B2" office:value-type="string">
            <text:p text:style-name="P7">Set or reset the <text:span text:style-name="Class_20_Variables">$phpErrorLevel</text:span> class variable bits.</text:p>
          </table:table-cell>
        </table:table-row>
        <table:table-row>
          <table:table-cell table:style-name="Table3.A2" office:value-type="string">
            <text:p text:style-name="P6"><text:a xlink:type="simple" xlink:href="#logMessage">logMessage</text:a></text:p>
          </table:table-cell>
          <table:table-cell table:style-name="Table3.B2" office:value-type="string">
            <text:p text:style-name="P7">Write the error message to the <text:span text:style-name="Class_20_Variables">Library\Log</text:span> class.</text:p>
          </table:table-cell>
        </table:table-row>
        <table:table-row>
          <table:table-cell table:style-name="Table3.A2" office:value-type="string">
            <text:p text:style-name="P6">logDevice</text:p>
          </table:table-cell>
          <table:table-cell table:style-name="Table3.B2" office:value-type="string">
            <text:p text:style-name="P7">Get or set the <text:span text:style-name="Class_20_Variables">$logDevice</text:span> class variable.</text:p>
          </table:table-cell>
        </table:table-row>
        <table:table-row>
          <table:table-cell table:style-name="Table3.A2" office:value-type="string">
            <text:p text:style-name="P6"><text:a xlink:type="simple" xlink:href="#additionalLog">additionalLog</text:a></text:p>
          </table:table-cell>
          <table:table-cell table:style-name="Table3.B2" office:value-type="string">
            <text:p text:style-name="P7">Add an additional log destination class.</text:p>
          </table:table-cell>
        </table:table-row>
        <table:table-row>
          <table:table-cell table:style-name="Table3.A2" office:value-type="string">
            <text:p text:style-name="P6"><text:a xlink:type="simple" xlink:href="#deleteAdditionalLog">deleteAdditionalLog</text:a></text:p>
          </table:table-cell>
          <table:table-cell table:style-name="Table3.B2" office:value-type="string">
            <text:p text:style-name="P7">Delete a logger from the additional log array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logFileName">logFileName</text:a></text:h>
          </table:table-cell>
          <table:table-cell table:style-name="Table3.B2" office:value-type="string">
            <text:p text:style-name="Method_20_Table_20_Description">Get or set the <text:span text:style-name="Class_20_Variables">$logFileName</text:span> class variable.</text:p>
          </table:table-cell>
        </table:table-row>
        <table:table-row>
          <table:table-cell table:style-name="Table3.A2" office:value-type="string">
            <text:p text:style-name="P6"><text:a xlink:type="simple" xlink:href="#logLevel">logLevel</text:a></text:p>
          </table:table-cell>
          <table:table-cell table:style-name="Table3.B2" office:value-type="string">
            <text:p text:style-name="Method_20_Table_20_Description">Get or set the <text:span text:style-name="Class_20_Variables">$logLevel</text:span> class variable.</text:p>
          </table:table-cell>
        </table:table-row>
        <table:table-row>
          <table:table-cell table:style-name="Table3.A2" office:value-type="string">
            <text:p text:style-name="P6"><text:a xlink:type="simple" xlink:href="#logErrors">logErrors</text:a></text:p>
          </table:table-cell>
          <table:table-cell table:style-name="Table3.B2" office:value-type="string">
            <text:p text:style-name="Method_20_Table_20_Description">Get or set the <text:span text:style-name="Class_20_Variables">$logErrors</text:span> class variable.</text:p>
          </table:table-cell>
        </table:table-row>
        <table:table-row>
          <table:table-cell table:style-name="Table3.A2" office:value-type="string">
            <text:p text:style-name="P6"><text:a xlink:type="simple" xlink:href="#displayErrors">displayErrors</text:a></text:p>
          </table:table-cell>
          <table:table-cell table:style-name="Table3.B2" office:value-type="string">
            <text:p text:style-name="Method_20_Table_20_Description">Get or set the <text:span text:style-name="Class_20_Variables">$displayErrors</text:span> class variable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formatXML">formatXML</text:a></text:h>
          </table:table-cell>
          <table:table-cell table:style-name="Table3.B2" office:value-type="string">
            <text:p text:style-name="Method_20_Table_20_Description">Get or set the <text:span text:style-name="Class_20_Variables">$formatXML</text:span> class variable.</text:p>
          </table:table-cell>
        </table:table-row>
        <table:table-row>
          <table:table-cell table:style-name="Table3.A2" office:value-type="string">
            <text:h text:style-name="P21" text:outline-level="5"><text:a xlink:type="simple" xlink:href="#enableExceptions">enableExceptions</text:a></text:h>
          </table:table-cell>
          <table:table-cell table:style-name="Table3.B2" office:value-type="string">
            <text:p text:style-name="Method_20_Table_20_Description">Get or set the <text:span text:style-name="Class_20_Variables">$exceptionsEnabled</text:span> class variable</text:p>
          </table:table-cell>
        </table:table-row>
        <table:table-row>
          <table:table-cell table:style-name="Table3.A2" office:value-type="string">
            <text:p text:style-name="P6"><text:a xlink:type="simple" xlink:href="#deleteHandler">deleteHandler</text:a></text:p>
          </table:table-cell>
          <table:table-cell table:style-name="Table3.B2" office:value-type="string">
            <text:p text:style-name="P7">Delete this handler by restoring previous handler.</text:p>
          </table:table-cell>
        </table:table-row>
        <table:table-row>
          <table:table-cell table:style-name="Table3.A2" office:value-type="string">
            <text:p text:style-name="P6"><text:a xlink:type="simple" xlink:href="#bufferLine">bufferLine</text:a></text:p>
          </table:table-cell>
          <table:table-cell table:style-name="Table3.B2" office:value-type="string">
            <text:p text:style-name="P7">Add a message + eol to the error buffer.</text:p>
          </table:table-cell>
        </table:table-row>
        <table:table-row>
          <table:table-cell table:style-name="Table3.A2" office:value-type="string">
            <text:p text:style-name="P6"><text:a xlink:type="simple" xlink:href="#bufferMessage">bufferMessage</text:a></text:p>
          </table:table-cell>
          <table:table-cell table:style-name="Table3.B2" office:value-type="string">
            <text:p text:style-name="P7">Add a message to the end of the error buffer.</text:p>
          </table:table-cell>
        </table:table-row>
      </table:table>
      <text:p text:style-name="Method_20_Body"/>
      <text:p text:style-name="P7"/>
      <text:h text:style-name="P19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6">/**</text:p>
      <text:p text:style-name="P16"><text:s/>* __construct</text:p>
      <text:p text:style-name="P16"><text:s/>*</text:p>
      <text:p text:style-name="P16"><text:s/>* Class constructor</text:p>
      <text:p text:style-name="P16"><text:s/>*/</text:p>
      <text:p text:style-name="P16">public function __construct()</text:p>
      <text:p text:style-name="P16">{</text:p>
      <text:p text:style-name="P16"><text:tab/>$this-&gt;phpErrorLevel <text:tab/>= E_ALL;</text:p>
      <text:p text:style-name="P16"/>
      <text:p text:style-name="P16"><text:tab/>$this-&gt;reportErrors <text:tab/>= true;</text:p>
      <text:p text:style-name="P16"><text:tab/>$this-&gt;displayErrors <text:tab/>= true;</text:p>
      <text:p text:style-name="P16"><text:tab/>$this-&gt;formatXML<text:tab/><text:tab/>= true;</text:p>
      <text:p text:style-name="P16"/>
      <text:p text:style-name="P16"><text:tab/>$this-&gt;logErrors <text:tab/><text:tab/>= false;</text:p>
      <text:p text:style-name="P16"/>
      <text:p text:style-name="P16"><text:tab/>$this-&gt;logFileName <text:tab/><text:tab/>= '';</text:p>
      <text:p text:style-name="P16"><text:tab/>$this-&gt;logDevice <text:tab/><text:tab/>= self::LOG_HANDLER;</text:p>
      <text:p text:style-name="P16"/>
      <text:p text:style-name="P16"><text:tab/>$this-&gt;additionalLogs<text:tab/>= array();</text:p>
      <text:p text:style-name="P16"/>
      <text:p text:style-name="P16"><text:tab/>$this-&gt;exceptionsEnabled<text:tab/>= false;</text:p>
      <text:p text:style-name="P16"/>
      <text:p text:style-name="P16"><text:tab/>$this-&gt;initialized<text:tab/><text:tab/>= false;</text:p>
      <text:p text:style-name="P16"><text:tab/>$this-&gt;errorHandlerSet<text:tab/>= false;</text:p>
      <text:p text:style-name="P16"/>
      <text:p text:style-name="P16"><text:tab/>$this-&gt;logLevel<text:tab/><text:tab/>= 'errors';</text:p>
      <text:p text:style-name="P16"/>
      <text:p text:style-name="P16"><text:tab/>$this-&gt;errorBuffer<text:tab/><text:tab/>= '';</text:p>
      <text:p text:style-name="P16">}</text:p>
      <text:p text:style-name="Method_20_Body"/>
      <text:p text:style-name="Method_20_Body">The <text:span text:style-name="Class_20_Variables">__construct</text:span> method initializes all of the <text:span text:style-name="Class_20_Variables">Error\Handler</text:span> class variables to default values.</text:p>
      <text:p text:style-name="Method_20_Body"/>
      <text:p text:style-name="Method_20_Body"/>
      <text:p text:style-name="Method_20_Body"/>
      <text:p text:style-name="Method_20_Body"/>
      <text:h text:style-name="P19" text:outline-level="5"><text:bookmark-start text:name="errorHandler"/>errorHandler<text:bookmark-end text:name="errorHandler"/></text:h>
      <text:p text:style-name="Method_20_Body"/>
      <text:p text:style-name="Method_20_Body">Implementation of a user-land error handler.</text:p>
      <text:p text:style-name="Method_20_Body"/>
      <text:p text:style-name="P16">/**</text:p>
      <text:p text:style-name="P16"><text:s/>* errorHandler</text:p>
      <text:p text:style-name="P16"><text:s/>*</text:p>
      <text:p text:style-name="P16"><text:s/>* PHP User error handler</text:p>
      <text:p text:style-name="P16"><text:s/>* <text:span text:style-name="T2">@param</text:span> integer <text:s/>$errorNumber = error type (from PHP)</text:p>
      <text:p text:style-name="P16"><text:s/>* <text:span text:style-name="T2">@param</text:span> string <text:s text:c="2"/>$message <text:s text:c="4"/>= the error message (from PHP)</text:p>
      <text:p text:style-name="P16"><text:s/>* <text:span text:style-name="T2">@param</text:span> string <text:s text:c="2"/>$script <text:s text:c="5"/>= error script producing the error (from PHP)</text:p>
      <text:p text:style-name="P16"><text:s/>* <text:span text:style-name="T2">@param</text:span> integer <text:s/>$lineNumber <text:s/>= line in the script producing the error (from PHP)</text:p>
      <text:p text:style-name="P16"><text:s/>* <text:span text:style-name="T2">@param</text:span> mixed <text:s text:c="3"/>$variables <text:s text:c="2"/>= variables being traced (from PHP)</text:p>
      <text:p text:style-name="P16"><text:s/>* <text:span text:style-name="T2">@return</text:span> boolean $result <text:s text:c="5"/>= true =&gt; handled, false =&gt; not handled</text:p>
      <text:p text:style-name="P16"><text:s/>*/</text:p>
      <text:p text:style-name="P16">public function errorHandler($errorNumber, $message, </text:p>
      <text:p text:style-name="P16"><text:tab/><text:tab/><text:tab/><text:tab/><text:tab/><text:tab/> <text:s text:c="3"/>$script, </text:p>
      <text:p text:style-name="P16"><text:tab/><text:tab/><text:tab/><text:tab/><text:tab/><text:tab/> <text:s text:c="3"/>$lineNumber, </text:p>
      <text:p text:style-name="P16"><text:tab/><text:tab/><text:tab/><text:tab/><text:tab/><text:tab/> <text:s text:c="3"/>$variables)</text:p>
      <text:p text:style-name="P16">{</text:p>
      <text:p text:style-name="P16"><text:tab/>if ((! $this-&gt;initialized) || (! $this-&gt;errorHandlerSet))</text:p>
      <text:p text:style-name="P16"><text:tab/>{</text:p>
      <text:p text:style-name="P16"><text:tab/><text:tab/>return false;</text:p>
      <text:p text:style-name="P16"><text:tab/>}</text:p>
      <text:p text:style-name="P16"/>
      <text:p text:style-name="P16"><text:tab/>//</text:p>
      <text:p text:style-name="P16"><text:tab/>//<text:tab/>check if okay to ignore errors</text:p>
      <text:p text:style-name="P16"><text:tab/>//</text:p>
      <text:p text:style-name="P16"><text:tab/>//<text:tab/>This can be achieved by setting $reportErrors false</text:p>
      <text:p text:style-name="P16"><text:tab/>//</text:p>
      <text:p text:style-name="P16"><text:tab/>if ((! $this-&gt;reportErrors)<text:tab/><text:tab/><text:tab/><text:tab/><text:tab/>||</text:p>
      <text:p text:style-name="P16"><text:tab/> <text:s text:c="3"/>($this-&gt;phpErrorLevel == 0)<text:tab/><text:tab/><text:tab/> <text:s text:c="6"/><text:tab/>||</text:p>
      <text:p text:style-name="P16"><text:tab/> <text:s text:c="3"/>((! $this-&gt;logErrors) &amp;&amp; (! $this-&gt;displayErrors))<text:tab/>||</text:p>
      <text:p text:style-name="P16"><text:tab/> <text:s text:c="4"/>(! array_key_exists($errorNumber, self::$errorType))<text:tab/>||</text:p>
      <text:p text:style-name="P16"><text:tab/> <text:s text:c="4"/>(! ($this-&gt;phpErrorLevel &amp; $errorNumber)))</text:p>
      <text:p text:style-name="P16"><text:tab/>{</text:p>
      <text:p text:style-name="P16"><text:tab/><text:tab/>return true;</text:p>
      <text:p text:style-name="P16"><text:tab/>}</text:p>
      <text:p text:style-name="P16"/>
      <text:p text:style-name="P16"><text:tab/>$this-&gt;errorBuffer = '';</text:p>
      <text:p text:style-name="P16"/>
      <text:p text:style-name="P16"><text:tab/>if ($this-&gt;formatXML)</text:p>
      <text:p text:style-name="P16"><text:tab/>{</text:p>
      <text:p text:style-name="P16"><text:tab/><text:tab/>$this-&gt;bufferLine("&lt;errorentry&gt;");</text:p>
      <text:p text:style-name="P16"><text:s text:c="8"/><text:tab/>$this-&gt;bufferLine("\t&lt;datetime&gt;" . date("Y-m-d H:i:s (T)") </text:p>
      <text:p text:style-name="P16"><text:tab/><text:tab/><text:tab/><text:tab/><text:tab/><text:tab/><text:tab/>. "&lt;/datetime&gt;");</text:p>
      <text:p text:style-name="P16"><text:s text:c="8"/><text:tab/>$this-&gt;bufferLine("\t&lt;errornum&gt;" . $errorNumber . "&lt;/errornum&gt;");</text:p>
      <text:p text:style-name="P16"><text:tab/><text:tab/>$this-&gt;bufferLine("\t&lt;errortype&gt;" . self::$errorType[$errorNumber] </text:p>
      <text:p text:style-name="P16"><text:tab/><text:tab/><text:tab/><text:tab/><text:tab/><text:tab/><text:tab/> <text:s/>. "&lt;/errortype&gt;");</text:p>
      <text:p text:style-name="P16"><text:s text:c="8"/><text:tab/>$this-&gt;bufferLine("\t&lt;errormsg&gt;" . $message . "&lt;/errormsg&gt;");</text:p>
      <text:p text:style-name="P16"><text:s text:c="8"/><text:tab/>$this-&gt;bufferLine("\t&lt;scriptname&gt;" . $script . "&lt;/scriptname&gt;");</text:p>
      <text:p text:style-name="P16"><text:s text:c="8"/><text:tab/>$this-&gt;bufferLine("\t&lt;scriptlinenum&gt;" . $lineNumber </text:p>
      <text:p text:style-name="P16"><text:tab/><text:tab/><text:tab/><text:tab/><text:tab/><text:tab/><text:tab/> <text:s text:c="4"/>. "&lt;/scriptlinenum&gt;");</text:p>
      <text:p text:style-name="P16"/>
      <text:p text:style-name="P12"><text:tab/> <text:s text:c="3"/><text:tab/>if (isset($variables) &amp;&amp; (in_array($errorNumber, </text:p>
      <text:p text:style-name="P16"><text:tab/><text:tab/><text:tab/><text:tab/><text:tab/><text:tab/><text:tab/> <text:s/>array(E_USER_ERROR, </text:p>
      <text:p text:style-name="P16"><text:tab/><text:tab/><text:tab/><text:tab/><text:tab/><text:tab/><text:tab/><text:tab/> E_USER_WARNING,</text:p>
      <text:p text:style-name="P9"><text:tab/><text:tab/><text:tab/><text:tab/><text:tab/><text:tab/><text:tab/><text:tab/><text:tab/> E_USER_NOTICE))))</text:p>
      <text:p text:style-name="P16"><text:tab/><text:tab/>{</text:p>
      <text:p text:style-name="P16"><text:tab/><text:tab/><text:tab/>$this-&gt;bufferLine("\t&lt;vartrace&gt;" </text:p>
      <text:p text:style-name="P16"><text:tab/><text:tab/><text:tab/><text:tab/><text:tab/><text:tab/>. wddx_serialize_value($variables,</text:p>
      <text:p text:style-name="P16"><text:tab/><text:tab/><text:tab/><text:tab/><text:tab/><text:tab/><text:tab/><text:tab/><text:tab/> <text:s text:c="2"/>"Variables") </text:p>
      <text:p text:style-name="P16"><text:tab/><text:tab/><text:tab/><text:tab/><text:tab/><text:tab/>. "&lt;/vartrace&gt;");</text:p>
      <text:p text:style-name="P16"><text:tab/> <text:s text:c="3"/><text:tab/>}</text:p>
      <text:p text:style-name="P16"/>
      <text:p text:style-name="P16"><text:tab/><text:tab/>$this-&gt;bufferLine("&lt;/errorentry&gt;");</text:p>
      <text:p text:style-name="P16"><text:tab/>}</text:p>
      <text:p text:style-name="P16"><text:tab/>elseif ($this-&gt;displayErrors)</text:p>
      <text:p text:style-name="P16"><text:tab/>{</text:p>
      <text:p text:style-name="P16"><text:tab/><text:tab/>$this-&gt;bufferLine(sprintf("Error %s(%u) = %s (Line #%u of %s)",</text:p>
      <text:p text:style-name="P16"><text:tab/><text:tab/><text:tab/><text:tab/><text:tab/><text:tab/>self::$errorType[$errorNumber],</text:p>
      <text:p text:style-name="P16"><text:tab/><text:tab/><text:tab/><text:tab/><text:tab/><text:tab/>$errorNumber,</text:p>
      <text:p text:style-name="P16"><text:tab/><text:tab/><text:tab/><text:tab/><text:tab/><text:tab/>$message,</text:p>
      <text:p text:style-name="P16"><text:tab/><text:tab/><text:tab/><text:tab/><text:tab/><text:tab/>$lineNumber,</text:p>
      <text:p text:style-name="P16"><text:tab/><text:tab/><text:tab/><text:tab/><text:tab/><text:tab/>$script));</text:p>
      <text:p text:style-name="P16"><text:tab/>}</text:p>
      <text:p text:style-name="P16"/>
      <text:p text:style-name="P16"><text:tab/>if ($this-&gt;logErrors)</text:p>
      <text:p text:style-name="P16"><text:tab/>{</text:p>
      <text:p text:style-name="P16"><text:tab/><text:tab/>if ($this-&gt;logDevice == self::LOG_HANDLER)</text:p>
      <text:p text:style-name="P16"><text:tab/> <text:s/><text:tab/>{</text:p>
      <text:p text:style-name="P16"><text:tab/> <text:s/><text:tab/><text:tab/>$this-&gt;logMessage($this-&gt;errorBuffer);</text:p>
      <text:p text:style-name="P16"><text:tab/><text:tab/>}</text:p>
      <text:p text:style-name="P16"><text:tab/> <text:s/><text:tab/>else</text:p>
      <text:p text:style-name="P16"><text:tab/> <text:s/><text:tab/>{</text:p>
      <text:p text:style-name="P16"><text:s text:c="8"/><text:tab/><text:tab/>error_log($this-&gt;errorBuffer, </text:p>
      <text:p text:style-name="P16"><text:tab/><text:tab/><text:tab/><text:tab/> <text:s text:c="2"/>$this-&gt;logDevice, </text:p>
      <text:p text:style-name="P16"><text:tab/><text:tab/><text:tab/><text:tab/> <text:s text:c="2"/>$this-&gt;logFileName);</text:p>
      <text:p text:style-name="P16"><text:tab/><text:tab/>}</text:p>
      <text:p text:style-name="P16"><text:tab/>}</text:p>
      <text:p text:style-name="P16"/>
      <text:p text:style-name="P16"><text:tab/>if ($this-&gt;displayErrors)</text:p>
      <text:p text:style-name="P16"><text:tab/>{</text:p>
      <text:p text:style-name="P16"><text:tab/><text:tab/>PrintU::PrintMessage($this-&gt;errorBuffer);</text:p>
      <text:p text:style-name="P16"><text:tab/>}</text:p>
      <text:p text:style-name="P16"><text:tab/></text:p>
      <text:p text:style-name="P16"><text:tab/>if ($this-&gt;exceptionsEnabled)</text:p>
      <text:p text:style-name="P16"><text:tab/>{</text:p>
      <text:p text:style-name="P16"><text:tab/><text:tab/>throw new Exception($this-&gt;errorBuffer,</text:p>
      <text:p text:style-name="P16"><text:s/><text:tab/><text:tab/><text:tab/><text:tab/><text:tab/>Library\Error::code('PhpRuntimeError'));</text:p>
      <text:p text:style-name="P16"><text:tab/>}</text:p>
      <text:p text:style-name="P16"/>
      <text:p text:style-name="P16"><text:tab/>return true;</text:p>
      <text:p text:style-name="P16">}</text:p>
      <text:p text:style-name="Method_20_Body"/>
      <text:p text:style-name="P11">The <text:span text:style-name="Class_20_Variables">errorHandler</text:span> method receives five parameters from the PHP runtime error system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6">$errorNumber</text:p>
          </table:table-cell>
          <table:table-cell table:style-name="Table4.B2" office:value-type="string">
            <text:p text:style-name="Method_20_Table_20_Description">Run-time error type.</text:p>
          </table:table-cell>
        </table:table-row>
        <table:table-row>
          <table:table-cell table:style-name="Table4.A2" office:value-type="string">
            <text:p text:style-name="P6">$message</text:p>
          </table:table-cell>
          <table:table-cell table:style-name="Table4.B2" office:value-type="string">
            <text:p text:style-name="Method_20_Table_20_Description">Error message.</text:p>
          </table:table-cell>
        </table:table-row>
        <table:table-row>
          <table:table-cell table:style-name="Table4.A2" office:value-type="string">
            <text:p text:style-name="P6">$script</text:p>
          </table:table-cell>
          <table:table-cell table:style-name="Table4.B2" office:value-type="string">
            <text:p text:style-name="Method_20_Table_20_Description">The name of the script creating the error.</text:p>
          </table:table-cell>
        </table:table-row>
        <table:table-row>
          <table:table-cell table:style-name="Table4.A2" office:value-type="string">
            <text:p text:style-name="P6">$lineNumber</text:p>
          </table:table-cell>
          <table:table-cell table:style-name="Table4.B2" office:value-type="string">
            <text:p text:style-name="Method_20_Table_20_Description">The line number in the script creating the error.</text:p>
          </table:table-cell>
        </table:table-row>
        <table:table-row>
          <table:table-cell table:style-name="Table4.A2" office:value-type="string">
            <text:p text:style-name="P6">$variables</text:p>
          </table:table-cell>
          <table:table-cell table:style-name="Table4.B2" office:value-type="string">
            <text:p text:style-name="Method_20_Table_20_Description">An array containing the variable trace, or null if not provided.</text:p>
          </table:table-cell>
        </table:table-row>
      </table:table>
      <text:p text:style-name="Method_20_Body"/>
      <text:p text:style-name="Method_20_Body">If either the <text:span text:style-name="Class_20_Variables">$initialized</text:span> class variable or the <text:span text:style-name="Class_20_Variables">$errorHandlerSet</text:span> class variable is false, a false value is returned.</text:p>
      <text:p text:style-name="Method_20_Body"/>
      <text:p text:style-name="Method_20_Body">A value of <text:span text:style-name="T2">true</text:span> is returned immediately if</text:p>
      <text:p text:style-name="Method_20_Body"/>
      <text:list xml:id="list202487011" text:style-name="L2">
        <text:list-item>
          <text:p text:style-name="P22">the <text:span text:style-name="Class_20_Variables">$reportErrors</text:span> class variable is false, or</text:p>
        </text:list-item>
        <text:list-item>
          <text:p text:style-name="P22">both of the <text:span text:style-name="Class_20_Variables">$logErrors</text:span> class variable <text:span text:style-name="T4">and</text:span> the <text:span text:style-name="Class_20_Variables">$displayErrors</text:span> class variable are false, or</text:p>
        </text:list-item>
        <text:list-item>
          <text:p text:style-name="P22">the <text:span text:style-name="Class_20_Variables">$errorNumber</text:span> parameter value is unknown, or</text:p>
        </text:list-item>
        <text:list-item>
          <text:p text:style-name="P22">the <text:span text:style-name="Class_20_Variables">$errorNumber</text:span> parameter flag is not set in the <text:span text:style-name="Class_20_Variables">$phpErrorLevel</text:span> vector.</text:p>
        </text:list-item>
      </text:list>
      <text:p text:style-name="P7"/>
      <text:p text:style-name="Method_20_Body">The <text:span text:style-name="Class_20_Variables">$errorBuffer</text:span> class variable is set to empty, and the <text:span text:style-name="Class_20_Variables">$formatXML </text:span>class variable is queried. <text:s/>If it is true, the variable parameters are formatted as XML output. <text:s/>Otherwise, if the <text:span text:style-name="Class_20_Variables">$displayErrors</text:span> class variable is true, the output is formatted for log output.</text:p>
      <text:p text:style-name="Method_20_Body"/>
      <text:p text:style-name="Method_20_Body">If the <text:span text:style-name="Class_20_Variables">$logErrors</text:span> class variable is set,</text:p>
      <text:p text:style-name="Method_20_Body"/>
      <text:list xml:id="list2032127761" text:style-name="L3">
        <text:list-item>
          <text:p text:style-name="P23">if the <text:span text:style-name="Class_20_Variables">$logDevice</text:span> class variable is set to <text:span text:style-name="Class_20_Variables">LOG_HANDLER</text:span>, the <text:span text:style-name="Class_20_Variables">logMessage</text:span> class method is passed the <text:span text:style-name="Class_20_Variables">$errorBuffer</text:span> class variable for output,</text:p>
        </text:list-item>
        <text:list-item>
          <text:p text:style-name="P23">Otherwise, the <text:span text:style-name="Class_20_Variables">$errorBuffer </text:span>class variable is directed to the system log handler.</text:p>
        </text:list-item>
      </text:list>
      <text:p text:style-name="P7"/>
      <text:p text:style-name="Method_20_Body">If the <text:span text:style-name="Class_20_Variables">$displayErrors</text:span> class variable is set, the <text:span text:style-name="Class_20_Variables">$errorBuffer</text:span> is output to the current console device.</text:p>
      <text:p text:style-name="Method_20_Body"/>
      <text:p text:style-name="Method_20_Body">If the <text:span text:style-name="Class_20_Variables">$exceptionsEnabled</text:span> class variable is set, an <text:span text:style-name="Class_20_Variables">Error\Exception</text:span> '<text:span text:style-name="Class_20_Variables">RunTimeError</text:span>' exception is thrown.</text:p>
      <text:p text:style-name="Method_20_Body"/>
      <text:p text:style-name="Method_20_Body">Otherwise, a <text:span text:style-name="T2">true</text:span> value is returned.</text:p>
      <text:p text:style-name="Method_20_Body"/>
      <text:p text:style-name="Method_20_Body"/>
      <text:h text:style-name="P19" text:outline-level="5"><text:bookmark-start text:name="setHandler"/>setHandler<text:bookmark-end text:name="setHandler"/></text:h>
      <text:p text:style-name="Method_20_Body"/>
      <text:p text:style-name="Method_20_Body">Set the error reporting handler.</text:p>
      <text:p text:style-name="Method_20_Body"/>
      <text:p text:style-name="P16">/**</text:p>
      <text:p text:style-name="P16"><text:s/>* setHandler</text:p>
      <text:p text:style-name="P16"><text:s/>*</text:p>
      <text:p text:style-name="P16"><text:s/>* set the error_reporting handler</text:p>
      <text:p text:style-name="P16"><text:s/>* <text:span text:style-name="T2">@param</text:span> integer $phpErrorLevel = (optional) error level, null to use current</text:p>
      <text:p text:style-name="P16"><text:s/>* <text:span text:style-name="T2">@return</text:span> null</text:p>
      <text:p text:style-name="P16"><text:s/>*/</text:p>
      <text:p text:style-name="P16">public function setHandler($phpErrorLevel = null)</text:p>
      <text:p text:style-name="P16">{</text:p>
      <text:p text:style-name="P16"><text:tab/>error_reporting(0);</text:p>
      <text:p text:style-name="P16"/>
      <text:p text:style-name="P16"><text:tab/>if ($phpErrorLevel !== null)</text:p>
      <text:p text:style-name="P16"><text:tab/>{</text:p>
      <text:p text:style-name="P16"><text:tab/><text:tab/>set_error_handler(array($this, "errorHandler"), </text:p>
      <text:p text:style-name="P16"><text:tab/><text:tab/><text:tab/><text:tab/> <text:s text:c="4"/>$this-&gt;phpErrorLevel($phpErrorLevel));</text:p>
      <text:p text:style-name="P16"><text:tab/>}</text:p>
      <text:p text:style-name="P16"><text:tab/>else</text:p>
      <text:p text:style-name="P16"><text:tab/>{</text:p>
      <text:p text:style-name="P16"><text:tab/><text:tab/>set_error_handler(array($this, "errorHandler"));</text:p>
      <text:p text:style-name="P16"><text:tab/>}</text:p>
      <text:p text:style-name="P16"/>
      <text:p text:style-name="P16"><text:tab/>$this-&gt;errorHandlerSet = true;</text:p>
      <text:p text:style-name="P16">}</text:p>
      <text:p text:style-name="Method_20_Body"/>
      <text:p text:style-name="Method_20_Body">The <text:span text:style-name="Class_20_Variables">setHandler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6">$phpErrorLevel</text:p>
          </table:table-cell>
          <table:table-cell table:style-name="Table5.B2" office:value-type="string">
            <text:p text:style-name="Method_20_Table_20_Description">Error level, null to use current level.</text:p>
          </table:table-cell>
        </table:table-row>
      </table:table>
      <text:p text:style-name="Method_20_Body"/>
      <text:p text:style-name="Method_20_Body">The PHP <text:span text:style-name="T2">error_reporting</text:span> level is set to zero to disable error reporting.</text:p>
      <text:p text:style-name="Method_20_Body"/>
      <text:p text:style-name="Method_20_Body">The PHP <text:span text:style-name="T2">set_error_handler</text:span> function is called to set the error handler, passing the an array containing the class instance and method, and optionally the <text:span text:style-name="Class_20_Variables">$phpErrorLevel</text:span> parameter, if not null.</text:p>
      <text:p text:style-name="Method_20_Body"/>
      <text:p text:style-name="Method_20_Body">The <text:span text:style-name="Class_20_Variables">$errorHandlerSet</text:span> class variable is set to true.</text:p>
      <text:p text:style-name="Method_20_Body"/>
      <text:h text:style-name="P19" text:outline-level="5"><text:bookmark-start text:name="isInitialized"/>isInitialized<text:bookmark-end text:name="isInitialized"/></text:h>
      <text:p text:style-name="Method_20_Body"/>
      <text:p text:style-name="Method_20_Body">Set the state of the initialized flag.</text:p>
      <text:p text:style-name="Method_20_Body"/>
      <text:p text:style-name="P16">/**</text:p>
      <text:p text:style-name="P16"><text:s/>* isInitialized</text:p>
      <text:p text:style-name="P16"><text:s/>*</text:p>
      <text:p text:style-name="P16"><text:s/>* get the state of the initialized flag</text:p>
      <text:p text:style-name="P17"><text:s/>* <text:span text:style-name="T2">@param</text:span> boolean $oktoinit = (optional) ok to initialize if true </text:p>
      <text:p text:style-name="P17"><text:s/>* <text:s text:c="27"/>and not init'ed, false = not okay if not init'ed</text:p>
      <text:p text:style-name="P16"><text:s/>* <text:span text:style-name="T2">@return</text:span> boolean true = initialized, false = not initialized</text:p>
      <text:p text:style-name="P16"><text:s/>*/</text:p>
      <text:p text:style-name="P16">public function isInitialized($oktoinit=true)</text:p>
      <text:p text:style-name="P16">{</text:p>
      <text:p text:style-name="P16"><text:tab/>if (! $this-&gt;initialized)</text:p>
      <text:p text:style-name="P16"><text:tab/>{</text:p>
      <text:p text:style-name="P16"><text:tab/><text:tab/>if (! $oktoinit)</text:p>
      <text:p text:style-name="P16"><text:tab/><text:tab/>{</text:p>
      <text:p text:style-name="P16"><text:tab/><text:tab/><text:tab/>return false;</text:p>
      <text:p text:style-name="P16"><text:tab/><text:tab/>}</text:p>
      <text:p text:style-name="P16"/>
      <text:p text:style-name="P16"><text:tab/><text:tab/>$this-&gt;initialize();</text:p>
      <text:p text:style-name="P16"><text:tab/>}</text:p>
      <text:p text:style-name="P16"/>
      <text:p text:style-name="P16"><text:tab/>return true;</text:p>
      <text:p text:style-name="P16">}</text:p>
      <text:p text:style-name="Method_20_Body"/>
      <text:p text:style-name="Method_20_Body">The <text:span text:style-name="Class_20_Variables">isInitialized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Parameter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6">$okToInit</text:p>
          </table:table-cell>
          <table:table-cell table:style-name="Table6.B2" office:value-type="string">
            <text:p text:style-name="Method_20_Table_20_Description">If true, ok to initialize if not already initialized, false to only query..</text:p>
          </table:table-cell>
        </table:table-row>
      </table:table>
      <text:p text:style-name="Method_20_Body"/>
      <text:p text:style-name="Method_20_Body">If the <text:span text:style-name="Class_20_Variables">$initialized</text:span> class variable is not set, and the $okToInit parameter is not true, a false value is returned. <text:s/>Otherwise, the <text:span text:style-name="Class_20_Variables">initialize</text:span> method is called to initialize the class.</text:p>
      <text:p text:style-name="Method_20_Body"/>
      <text:p text:style-name="Method_20_Body">The currnt value of the <text:span text:style-name="Class_20_Variables">$initialized</text:span> class variable is returned.</text:p>
      <text:p text:style-name="Method_20_Body"/>
      <text:p text:style-name="Method_20_Body"/>
      <text:h text:style-name="P19" text:outline-level="5"><text:bookmark-start text:name="initialize"/>initialize<text:bookmark-end text:name="initialize"/></text:h>
      <text:p text:style-name="Method_20_Body"/>
      <text:p text:style-name="Method_20_Body">Initialize, or re-initialize, the error settings.</text:p>
      <text:p text:style-name="Method_20_Body"/>
      <text:p text:style-name="P16">/**</text:p>
      <text:p text:style-name="P16"><text:s/>* initialize</text:p>
      <text:p text:style-name="P16"><text:s/>*</text:p>
      <text:p text:style-name="P16"><text:s/>* initialize (or re-initialize) the error settings</text:p>
      <text:p text:style-name="P16"><text:s/>* <text:span text:style-name="T2">@return</text:span> null</text:p>
      <text:p text:style-name="P16"><text:s/>*/</text:p>
      <text:p text:style-name="P16">public function initialize()</text:p>
      <text:p text:style-name="P16">{</text:p>
      <text:p text:style-name="P16"><text:tab/>if ($this-&gt;phpErrorLevel == 0)</text:p>
      <text:p text:style-name="P16"><text:tab/>{</text:p>
      <text:p text:style-name="P16"><text:tab/><text:tab/>error_reporting($this-&gt;phpErrorLevel(0));</text:p>
      <text:p text:style-name="P16"><text:tab/>}</text:p>
      <text:p text:style-name="P16"/>
      <text:p text:style-name="P16"><text:tab/>if (! $this-&gt;errorHandlerSet)</text:p>
      <text:p text:style-name="P16"><text:tab/>{</text:p>
      <text:p text:style-name="P16"><text:tab/><text:tab/>$this-&gt;setHandler();</text:p>
      <text:p text:style-name="P16"><text:tab/>}</text:p>
      <text:p text:style-name="P16"/>
      <text:p text:style-name="P16"><text:tab/>$this-&gt;initialized = true;</text:p>
      <text:p text:style-name="P16">}</text:p>
      <text:p text:style-name="Method_20_Body"/>
      <text:p text:style-name="Method_20_Body">If the <text:span text:style-name="Class_20_Variables">$phpErrorLevel</text:span> class variable is set to 0, the PHP <text:span text:style-name="T2">error_reporting</text:span> function is called to turn off error reporting by setting the level to 0.</text:p>
      <text:p text:style-name="Method_20_Body"/>
      <text:p text:style-name="Method_20_Body">If the <text:span text:style-name="Class_20_Variables">$errorHandlerSet</text:span> class variable is false, the <text:span text:style-name="Class_20_Variables">setHandler</text:span> method is called to set the error handler method to use.</text:p>
      <text:p text:style-name="Method_20_Body"/>
      <text:p text:style-name="Method_20_Body">The <text:span text:style-name="Class_20_Variables">$initialized</text:span> class variable is set to true.</text:p>
      <text:p text:style-name="Method_20_Body"/>
      <text:p text:style-name="Method_20_Body"/>
      <text:h text:style-name="P19" text:outline-level="5"><text:bookmark-start text:name="reportErrors"/>reportErrors<text:bookmark-end text:name="reportErrors"/></text:h>
      <text:p text:style-name="Method_20_Body"/>
      <text:p text:style-name="Method_20_Body">Get or set the <text:span text:style-name="Class_20_Variables">$reportErrors</text:span> class variable.</text:p>
      <text:p text:style-name="Method_20_Body"/>
      <text:p text:style-name="P16">/**</text:p>
      <text:p text:style-name="P16"><text:s/>* reportErrors</text:p>
      <text:p text:style-name="P16"><text:s/>*</text:p>
      <text:p text:style-name="P16"><text:s/>* get/set reportErrors flag</text:p>
      <text:p text:style-name="P16"><text:s/>* <text:span text:style-name="T2">@param</text:span> boolean $report = (optional) true = set, false = reset, null = query</text:p>
      <text:p text:style-name="P16"><text:s/>* <text:span text:style-name="T2">@return</text:span> boolean $reportErrors</text:p>
      <text:p text:style-name="P16"><text:s/>*/</text:p>
      <text:p text:style-name="P16">public function reportErrors($report=null)</text:p>
      <text:p text:style-name="P16">{</text:p>
      <text:p text:style-name="P16"><text:tab/>if ($report !== null)</text:p>
      <text:p text:style-name="P16"><text:tab/>{</text:p>
      <text:p text:style-name="P16"><text:tab/><text:tab/>$this-&gt;reportErrors = $report;</text:p>
      <text:p text:style-name="P16"><text:tab/>}</text:p>
      <text:p text:style-name="P16"/>
      <text:p text:style-name="P16"><text:tab/>return $this-&gt;reportErrors;</text:p>
      <text:p text:style-name="P16">}</text:p>
      <text:p text:style-name="Method_20_Body"/>
      <text:p text:style-name="Method_20_Body">The <text:span text:style-name="Class_20_Variables">reportErrors</text:span> method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6">$report</text:p>
          </table:table-cell>
          <table:table-cell table:style-name="Table7.B2" office:value-type="string">
            <text:p text:style-name="Method_20_Table_20_Description">If true, errors will be reported. <text:s/>If false, no errors will be reported.</text:p>
          </table:table-cell>
        </table:table-row>
      </table:table>
      <text:p text:style-name="Method_20_Body"/>
      <text:p text:style-name="Method_20_Body">If the <text:span text:style-name="Class_20_Variables">$report</text:span> parameter is not null, the value in <text:span text:style-name="Class_20_Variables">$report</text:span> is assigned to the <text:span text:style-name="Class_20_Variables">$reportErrors</text:span> class variable.</text:p>
      <text:p text:style-name="Method_20_Body"/>
      <text:p text:style-name="Method_20_Body">The <text:span text:style-name="Class_20_Variables">$reportErrors</text:span> class variable is returned.</text:p>
      <text:p text:style-name="Method_20_Body"/>
      <text:p text:style-name="Method_20_Body"/>
      <text:h text:style-name="P19" text:outline-level="5"><text:bookmark-start text:name="phpErrorLevel"/>phpErrorLevel<text:bookmark-end text:name="phpErrorLevel"/></text:h>
      <text:p text:style-name="Method_20_Body"/>
      <text:p text:style-name="Method_20_Body">Get or set the <text:span text:style-name="Class_20_Variables">$phpErrorLevel</text:span> class variable.</text:p>
      <text:p text:style-name="Method_20_Body"/>
      <text:p text:style-name="P16">/**</text:p>
      <text:p text:style-name="P16"><text:s/>* phpErrorLevel</text:p>
      <text:p text:style-name="P16"><text:s/>*</text:p>
      <text:p text:style-name="P16"><text:s/>* get/set the phpErrorLevel</text:p>
      <text:p text:style-name="P17"><text:s/>* <text:span text:style-name="T2">@param</text:span> integer $phpErrorLevel = (optional) minimum error level to report, </text:p>
      <text:p text:style-name="P17"><text:s/>* <text:s text:c="33"/>null to query</text:p>
      <text:p text:style-name="P16"><text:s/>* <text:span text:style-name="T2">@return</text:span> integer $phpErrorLevel</text:p>
      <text:p text:style-name="P16"><text:s/>*/</text:p>
      <text:p text:style-name="P16">public function phpErrorLevel($phpErrorLevel=null)</text:p>
      <text:p text:style-name="P16">{</text:p>
      <text:p text:style-name="P16"><text:tab/>if ($phpErrorLevel !== null)</text:p>
      <text:p text:style-name="P16"><text:tab/>{</text:p>
      <text:p text:style-name="P16"><text:tab/><text:tab/>error_reporting($this-&gt;phpErrorLevel = $phpErrorLevel);</text:p>
      <text:p text:style-name="P16"><text:tab/>}</text:p>
      <text:p text:style-name="P16"/>
      <text:p text:style-name="P16"><text:tab/>return $this-&gt;phpErrorLevel;</text:p>
      <text:p text:style-name="P16">}</text:p>
      <text:p text:style-name="Method_20_Body"/>
      <text:p text:style-name="Method_20_Body">The <text:span text:style-name="Class_20_Variables">$phpErrorLevel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Parameter</text:p>
          </table:table-cell>
          <table:table-cell table:style-name="Table8.B1" office:value-type="string">
            <text:p text:style-name="P3">Description</text:p>
          </table:table-cell>
        </table:table-row>
        <table:table-row>
          <table:table-cell table:style-name="Table8.A2" office:value-type="string">
            <text:p text:style-name="P6">$phpErrorLevel</text:p>
          </table:table-cell>
          <table:table-cell table:style-name="Table8.B2" office:value-type="string">
            <text:p text:style-name="Method_20_Table_20_Description">Sets the minimum error level to report, null to query only.</text:p>
          </table:table-cell>
        </table:table-row>
      </table:table>
      <text:p text:style-name="Method_20_Body"/>
      <text:p text:style-name="Method_20_Body">If the <text:span text:style-name="Class_20_Variables">$phpErrorLevel</text:span> class variable is not null, the value of the <text:span text:style-name="Class_20_Variables">$phpErrorLevel</text:span> parameter is assigned to the <text:span text:style-name="Class_20_Variables">$phpErrorLevel</text:span> class variable. <text:s/>The PHP <text:span text:style-name="T2">error_reporting</text:span> function is also called to set the error reporting level.</text:p>
      <text:p text:style-name="Method_20_Body"/>
      <text:p text:style-name="Method_20_Body">The current <text:span text:style-name="Class_20_Variables">$phpErrorLevel</text:span> class variable is returned.</text:p>
      <text:p text:style-name="Method_20_Body"/>
      <text:p text:style-name="Method_20_Body"/>
      <text:h text:style-name="P19" text:outline-level="5"><text:bookmark-start text:name="errorBits"/>errorBits<text:bookmark-end text:name="errorBits"/></text:h>
      <text:p text:style-name="Method_20_Body"/>
      <text:p text:style-name="Method_20_Body">Set or reset the $phpErrorLevel class variable bits.</text:p>
      <text:p text:style-name="Method_20_Body"/>
      <text:p text:style-name="P16">/**</text:p>
      <text:p text:style-name="P16"><text:s/>* errorBits</text:p>
      <text:p text:style-name="P16"><text:s/>*</text:p>
      <text:p text:style-name="P16"><text:s/>* set/reset phpErrorLevel bits</text:p>
      <text:p text:style-name="P16"><text:s/>* <text:span text:style-name="T2">@param</text:span> boolean $setReset = (optional) set = true (default), reset = false</text:p>
      <text:p text:style-name="P16"><text:s/>* <text:span text:style-name="T2">@return</text:span> integer $phpErrorLevel</text:p>
      <text:p text:style-name="P16"><text:s/>*/</text:p>
      <text:p text:style-name="P16">public function errorBits($setReset=true)</text:p>
      <text:p text:style-name="P16">{</text:p>
      <text:p text:style-name="P16"><text:tab/>if (func_num_args() &gt; 1)</text:p>
      <text:p text:style-name="P16"><text:tab/>{</text:p>
      <text:p text:style-name="P16"><text:tab/><text:tab/>$arguments = array_slice(func_get_args(),1);</text:p>
      <text:p text:style-name="P16"><text:tab/><text:tab/>foreach($arguments as $index =&gt; $value)</text:p>
      <text:p text:style-name="P16"><text:tab/><text:tab/>{</text:p>
      <text:p text:style-name="P16"><text:tab/><text:tab/><text:tab/>switch($setReset)</text:p>
      <text:p text:style-name="P16"><text:tab/><text:tab/><text:tab/>{</text:p>
      <text:p text:style-name="P16"><text:tab/><text:tab/><text:tab/>default:</text:p>
      <text:p text:style-name="P16"><text:tab/><text:tab/><text:tab/>case true:</text:p>
      <text:p text:style-name="P16"><text:tab/><text:tab/><text:tab/><text:tab/>$this-&gt;phpErrorLevel = $this-&gt;phpErrorLevel | $value;</text:p>
      <text:p text:style-name="P16"><text:tab/><text:tab/><text:tab/><text:tab/>break;</text:p>
      <text:p text:style-name="P16"/>
      <text:p text:style-name="P16"><text:tab/><text:tab/><text:tab/>case false:</text:p>
      <text:p text:style-name="P16"><text:tab/><text:tab/><text:tab/><text:tab/>$this-&gt;phpErrorLevel = $this-&gt;phpErrorLevel &amp; ~$value;</text:p>
      <text:p text:style-name="P16"><text:tab/><text:tab/><text:tab/><text:tab/>break;</text:p>
      <text:p text:style-name="P16"><text:tab/><text:tab/><text:tab/>}</text:p>
      <text:p text:style-name="P16"><text:tab/><text:tab/>}</text:p>
      <text:p text:style-name="P16"><text:tab/>}</text:p>
      <text:p text:style-name="P16"><text:tab/>return $this-&gt;phpErrorLevel;</text:p>
      <text:p text:style-name="P16">}</text:p>
      <text:p text:style-name="Method_20_Body"/>
      <text:p text:style-name="Method_20_Body">The <text:span text:style-name="Class_20_Variables">errorBits</text:span> method expects multiple, optional parameters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Parameter</text:p>
          </table:table-cell>
          <table:table-cell table:style-name="Table9.B1" office:value-type="string">
            <text:p text:style-name="P3">Description</text:p>
          </table:table-cell>
        </table:table-row>
        <table:table-row>
          <table:table-cell table:style-name="Table9.A2" office:value-type="string">
            <text:p text:style-name="P6">$setReset</text:p>
          </table:table-cell>
          <table:table-cell table:style-name="Table9.B2" office:value-type="string">
            <text:p text:style-name="Method_20_Table_20_Description">Set = true (default), reset = false.</text:p>
          </table:table-cell>
        </table:table-row>
        <table:table-row>
          <table:table-cell table:style-name="Table9.A2" office:value-type="string">
            <text:p text:style-name="P5">$value</text:p>
          </table:table-cell>
          <table:table-cell table:style-name="Table9.B2" office:value-type="string">
            <text:p text:style-name="Method_20_Table_20_Description">A list of bit values to set/reset.</text:p>
          </table:table-cell>
        </table:table-row>
      </table:table>
      <text:p text:style-name="Method_20_Body"/>
      <text:p text:style-name="Method_20_Body"/>
      <text:p text:style-name="P11">If the number of parameters is greater than 1 (more than <text:span text:style-name="Class_20_Variables">$setReset</text:span>),</text:p>
      <text:p text:style-name="Method_20_Body"/>
      <text:p text:style-name="P14">the bit value arguments are extracted from the passed arguments and assigned to the <text:span text:style-name="Class_20_Variables">$arguments</text:span> method variable;</text:p>
      <text:p text:style-name="P14"/>
      <text:p text:style-name="P14">the <text:span text:style-name="Class_20_Variables">$arguments</text:span> array is iterated, extracting each <text:span text:style-name="Class_20_Variables">$value</text:span> variable;</text:p>
      <text:p text:style-name="P14"/>
      <text:p text:style-name="P15">if the <text:span text:style-name="Class_20_Variables">$setReset</text:span> parameter is set, the <text:span text:style-name="Class_20_Variables">$value</text:span> method variable is <text:span text:style-name="T2">OR</text:span>'ed into the <text:span text:style-name="Class_20_Variables">$phpErrorLevel</text:span> class variable (setting the bit),</text:p>
      <text:p text:style-name="P15"/>
      <text:p text:style-name="P15">if the <text:span text:style-name="Class_20_Variables">$setReset</text:span> parameter is not set, the <text:span text:style-name="Class_20_Variables"><text:span text:style-name="T5">inverse</text:span></text:span> of the <text:s/><text:span text:style-name="Class_20_Variables">$value</text:span> method variable is <text:span text:style-name="Class_20_Variables">AND</text:span>'ed into the <text:span text:style-name="Class_20_Variables">$phpErrorLevel</text:span> class variable (resetting the bit).</text:p>
      <text:p text:style-name="Method_20_Body"/>
      <text:p text:style-name="Method_20_Body">The <text:span text:style-name="Class_20_Variables">$phpErrorLevel</text:span> class variable is returned.</text:p>
      <text:p text:style-name="Method_20_Body"/>
      <text:p text:style-name="Method_20_Body"/>
      <text:h text:style-name="P19" text:outline-level="5"><text:bookmark-start text:name="logMessage"/>logMessage<text:bookmark-end text:name="logMessage"/></text:h>
      <text:p text:style-name="Method_20_Body"/>
      <text:p text:style-name="Method_20_Body">Write the error message to the <text:span text:style-name="Class_20_Variables">Library\Log</text:span> class.</text:p>
      <text:p text:style-name="Method_20_Body"/>
      <text:p text:style-name="P16">/**</text:p>
      <text:p text:style-name="Method_20_Code_20_Listing"><text:s/>* logMessage</text:p>
      <text:p text:style-name="Method_20_Code_20_Listing"><text:s/>*</text:p>
      <text:p text:style-name="Method_20_Code_20_Listing"><text:s/>* Write the error message to the Library\Log class</text:p>
      <text:p text:style-name="Method_20_Code_20_Listing"><text:s/>* <text:span text:style-name="T2">@param</text:span> string $message = message to log</text:p>
      <text:p text:style-name="Method_20_Code_20_Listing"><text:s/>* <text:span text:style-name="T2">@throws</text:span> Library\Log\Exception</text:p>
      <text:p text:style-name="Method_20_Code_20_Listing"><text:s/>*/</text:p>
      <text:p text:style-name="Method_20_Code_20_Listing">protected function logMessage($message)</text:p>
      <text:p text:style-name="Method_20_Code_20_Listing">{</text:p>
      <text:p text:style-name="Method_20_Code_20_Listing"><text:tab/>\Library\Log::message($message, $this-&gt;logLevel);</text:p>
      <text:p text:style-name="Method_20_Code_20_Listing"/>
      <text:p text:style-name="Method_20_Code_20_Listing"><text:tab/>if (count($this-&gt;additionalLogs) &gt; 0)</text:p>
      <text:p text:style-name="Method_20_Code_20_Listing"><text:tab/>{</text:p>
      <text:p text:style-name="Method_20_Code_20_Listing"><text:tab/><text:tab/>foreach($this-&gt;additionalLogs as $logNumber =&gt; $logger)</text:p>
      <text:p text:style-name="Method_20_Code_20_Listing"><text:tab/><text:tab/>{</text:p>
      <text:p text:style-name="Method_20_Code_20_Listing"><text:tab/><text:tab/><text:tab/>$logger-&gt;log($message, 'error');</text:p>
      <text:p text:style-name="Method_20_Code_20_Listing"><text:tab/><text:tab/>}</text:p>
      <text:p text:style-name="Method_20_Code_20_Listing"><text:tab/>}</text:p>
      <text:p text:style-name="Method_20_Code_20_Listing">}</text:p>
      <text:p text:style-name="Method_20_Body"/>
      <text:p text:style-name="Method_20_Body">The <text:span text:style-name="Class_20_Variables">logMessage</text:span> function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Parameter</text:p>
          </table:table-cell>
          <table:table-cell table:style-name="Table10.B1" office:value-type="string">
            <text:p text:style-name="P3">Description</text:p>
          </table:table-cell>
        </table:table-row>
        <table:table-row>
          <table:table-cell table:style-name="Table10.A2" office:value-type="string">
            <text:p text:style-name="P6">$message</text:p>
          </table:table-cell>
          <table:table-cell table:style-name="Table10.B2" office:value-type="string">
            <text:p text:style-name="Method_20_Table_20_Description">The message to log.</text:p>
          </table:table-cell>
        </table:table-row>
      </table:table>
      <text:p text:style-name="Method_20_Body"/>
      <text:p text:style-name="Method_20_Body">The <text:span text:style-name="Class_20_Variables">$message</text:span> parameter is passed to the <text:span text:style-name="Class_20_Variables">message</text:span> method of the <text:span text:style-name="Class_20_Variables">Library\Log</text:span> class, along with the <text:span text:style-name="Class_20_Variables">$logLevel</text:span> class variable.</text:p>
      <text:p text:style-name="Method_20_Body"/>
      <text:p text:style-name="Method_20_Body">If the <text:span text:style-name="Class_20_Variables">$additionalLogs</text:span> array is not empty, the <text:span text:style-name="Class_20_Variables">$additionalLogs</text:span> array is iterated to get each <text:span text:style-name="Class_20_Variables">$logger</text:span> instance, and the <text:span text:style-name="Class_20_Variables">$message</text:span> parameter is also sent to the <text:span text:style-name="Class_20_Variables">log</text:span> method of the <text:span text:style-name="Class_20_Variables">$logger</text:span> instance.</text:p>
      <text:p text:style-name="Method_20_Body"/>
      <text:p text:style-name="Method_20_Body"/>
      <text:h text:style-name="P19" text:outline-level="5"><text:bookmark-start text:name="logDevice"/>logDevice<text:bookmark-end text:name="logDevice"/></text:h>
      <text:p text:style-name="Method_20_Body"/>
      <text:p text:style-name="Method_20_Body">Get/set the primary logging device.</text:p>
      <text:p text:style-name="Method_20_Body"/>
      <text:p text:style-name="P16">/**</text:p>
      <text:p text:style-name="P16"><text:s/>* logDevice</text:p>
      <text:p text:style-name="P16"><text:s/>*</text:p>
      <text:p text:style-name="P16"><text:s/>* set/get the logDevice</text:p>
      <text:p text:style-name="P16"><text:s/>* <text:span text:style-name="T2">@param</text:span> integer $logDevice = (optional) log device, null to query</text:p>
      <text:p text:style-name="P16"><text:s/>* <text:span text:style-name="T2">@return</text:span> integer $logDevice</text:p>
      <text:p text:style-name="P16"><text:s/>*/</text:p>
      <text:p text:style-name="P16">public function logDevice($logDevice=null)</text:p>
      <text:p text:style-name="P16">{</text:p>
      <text:p text:style-name="P16"><text:tab/>if ($logDevice !== null)</text:p>
      <text:p text:style-name="P16"><text:tab/>{</text:p>
      <text:p text:style-name="P16"><text:tab/><text:tab/>$this-&gt;logDevice = $logDevice;</text:p>
      <text:p text:style-name="P16"><text:tab/>}</text:p>
      <text:p text:style-name="P16"/>
      <text:p text:style-name="P16"><text:tab/>return $this-&gt;logDevice;</text:p>
      <text:p text:style-name="P16">}</text:p>
      <text:p text:style-name="Method_20_Body"/>
      <text:p text:style-name="Method_20_Body">The <text:span text:style-name="Class_20_Variables">logDevice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Parameter</text:p>
          </table:table-cell>
          <table:table-cell table:style-name="Table11.B1" office:value-type="string">
            <text:p text:style-name="P3">Description</text:p>
          </table:table-cell>
        </table:table-row>
        <table:table-row>
          <table:table-cell table:style-name="Table11.A2" office:value-type="string">
            <text:p text:style-name="P6">$logDevice</text:p>
          </table:table-cell>
          <table:table-cell table:style-name="Table11.B2" office:value-type="string">
            <text:p text:style-name="Method_20_Table_20_Description">The log device for primary logging, null to query.</text:p>
          </table:table-cell>
        </table:table-row>
      </table:table>
      <text:p text:style-name="Method_20_Body"/>
      <text:p text:style-name="Method_20_Body">If the <text:span text:style-name="Class_20_Variables">$logDevice</text:span> parameter is not null, the <text:span text:style-name="Class_20_Variables">$logDevice</text:span> parameter is assigned to the <text:span text:style-name="Class_20_Variables">$logDevice</text:span> class variable.</text:p>
      <text:p text:style-name="Method_20_Body"/>
      <text:p text:style-name="Method_20_Body">The <text:span text:style-name="Class_20_Variables">$logDevice</text:span> class variable is returned.</text:p>
      <text:p text:style-name="Method_20_Body"/>
      <text:p text:style-name="Method_20_Body"/>
      <text:h text:style-name="P19" text:outline-level="5"><text:bookmark-start text:name="additionalLog"/>additionalLog<text:bookmark-end text:name="additionalLog"/></text:h>
      <text:p text:style-name="Method_20_Body"/>
      <text:p text:style-name="Method_20_Body">Add an additional log destination class.</text:p>
      <text:p text:style-name="Method_20_Body"/>
      <text:p text:style-name="P16">/**</text:p>
      <text:p text:style-name="P16"><text:s/>* additionalLog</text:p>
      <text:p text:style-name="P16"><text:s/>*</text:p>
      <text:p text:style-name="P16"><text:s/>* Add an additional log stream to log to</text:p>
      <text:p text:style-name="P16"><text:s/>* <text:span text:style-name="T2">@param</text:span> object $logger = additional log stream</text:p>
      <text:p text:style-name="P16"><text:s/>*/</text:p>
      <text:p text:style-name="P16">public function additionalLog($logger)</text:p>
      <text:p text:style-name="P16">{</text:p>
      <text:p text:style-name="P16"><text:tab/>array_push($this-&gt;additionalLogs, $logger);</text:p>
      <text:p text:style-name="P16">}</text:p>
      <text:p text:style-name="Method_20_Body"/>
      <text:p text:style-name="Method_20_Body">The <text:span text:style-name="Class_20_Variables">additionalLog</text:span> class expects a single,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">Parameter</text:p>
          </table:table-cell>
          <table:table-cell table:style-name="Table12.B1" office:value-type="string">
            <text:p text:style-name="P3">Description</text:p>
          </table:table-cell>
        </table:table-row>
        <table:table-row>
          <table:table-cell table:style-name="Table12.A2" office:value-type="string">
            <text:p text:style-name="P6">$logger</text:p>
          </table:table-cell>
          <table:table-cell table:style-name="Table12.B2" office:value-type="string">
            <text:p text:style-name="Method_20_Table_20_Description">Additional log stream instance. <text:s/>The class instance must provide a method named <text:span text:style-name="Class_20_Variables">log</text:span> that accepts 2 parameters: a message buffer to log and a string containing the error level of the message.</text:p>
          </table:table-cell>
        </table:table-row>
      </table:table>
      <text:p text:style-name="Method_20_Body"/>
      <text:p text:style-name="Method_20_Body">The <text:span text:style-name="Class_20_Variables">$logger</text:span> parameter is pushed onto the <text:span text:style-name="Class_20_Variables">$additionalLogs</text:span> array.</text:p>
      <text:p text:style-name="Method_20_Body"/>
      <text:p text:style-name="Method_20_Body"/>
      <text:h text:style-name="P19" text:outline-level="5"><text:bookmark-start text:name="deleteAdditionalLog"/>deleteAdditionalLog<text:bookmark-end text:name="deleteAdditionalLog"/></text:h>
      <text:p text:style-name="Method_20_Body"/>
      <text:p text:style-name="Method_20_Body">Delete a logger from the additional log array.</text:p>
      <text:p text:style-name="Method_20_Body"/>
      <text:p text:style-name="P16">/**</text:p>
      <text:p text:style-name="P16"><text:s/>* deleteAdditionalLog</text:p>
      <text:p text:style-name="P16"><text:s/>*</text:p>
      <text:p text:style-name="P16"><text:s/>* Delete a logger from the additional log streams</text:p>
      <text:p text:style-name="P16"><text:s/>* <text:span text:style-name="T2">@param</text:span> object $logger = log stream to delete</text:p>
      <text:p text:style-name="P16"><text:s/>*/</text:p>
      <text:p text:style-name="P16">public function deleteAdditionalLog($logger)</text:p>
      <text:p text:style-name="P16">{</text:p>
      <text:p text:style-name="P16"><text:tab/>if ($key = array_search($logger, $this-&gt;additionalLogs))</text:p>
      <text:p text:style-name="P16"><text:tab/>{</text:p>
      <text:p text:style-name="P16"><text:tab/><text:tab/>unset($this-&gt;additionalLogs[$key]);</text:p>
      <text:p text:style-name="P16"><text:tab/>}</text:p>
      <text:p text:style-name="P16">}</text:p>
      <text:p text:style-name="Method_20_Body"/>
      <text:p text:style-name="Method_20_Body">The <text:span text:style-name="Class_20_Variables">deleteAdditionalLog</text:span> method expects a single, mandatory variable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Parameter</text:p>
          </table:table-cell>
          <table:table-cell table:style-name="Table13.B1" office:value-type="string">
            <text:p text:style-name="P3">Description</text:p>
          </table:table-cell>
        </table:table-row>
        <table:table-row>
          <table:table-cell table:style-name="Table13.A2" office:value-type="string">
            <text:p text:style-name="P6">$logger</text:p>
          </table:table-cell>
          <table:table-cell table:style-name="Table13.B2" office:value-type="string">
            <text:p text:style-name="Method_20_Table_20_Description">Additional log stream instance to be deleted.</text:p>
          </table:table-cell>
        </table:table-row>
      </table:table>
      <text:p text:style-name="Method_20_Body"/>
      <text:p text:style-name="Method_20_Body">If the specified <text:span text:style-name="Class_20_Variables">$logger</text:span> is found in the <text:span text:style-name="Class_20_Variables">$additionalLogs</text:span> class variable, the <text:span text:style-name="Class_20_Variables">$logger</text:span> is deleted from the <text:span text:style-name="Class_20_Variables">$additinalLogs</text:span> class variable.</text:p>
      <text:p text:style-name="Method_20_Body"/>
      <text:p text:style-name="Method_20_Body"/>
      <text:h text:style-name="P19" text:outline-level="5"><text:bookmark-start text:name="logFileName"/>logFileName<text:bookmark-end text:name="logFileName"/></text:h>
      <text:p text:style-name="Method_20_Body"/>
      <text:p text:style-name="Method_20_Body">Get/set the log file name.</text:p>
      <text:p text:style-name="Method_20_Body"/>
      <text:p text:style-name="P16">/**</text:p>
      <text:p text:style-name="P16"><text:s/>* logFileName</text:p>
      <text:p text:style-name="P16"><text:s/>*</text:p>
      <text:p text:style-name="P16"><text:s/>* get/set the log file name</text:p>
      <text:p text:style-name="P16"><text:s/>* <text:span text:style-name="T2">@param</text:span> string $logFileName = (optional) log file name, null to query</text:p>
      <text:p text:style-name="P16"><text:s/>* <text:span text:style-name="T2">@return</text:span> string $logFileName</text:p>
      <text:p text:style-name="P16"><text:s/>*/</text:p>
      <text:p text:style-name="P16">public function logFileName($logFileName=null)</text:p>
      <text:p text:style-name="P16">{</text:p>
      <text:p text:style-name="P16"><text:tab/>if ($logFileName !== null)</text:p>
      <text:p text:style-name="P16"><text:tab/>{</text:p>
      <text:p text:style-name="P16"><text:tab/><text:tab/>$this-&gt;logFileName = $logFileName;</text:p>
      <text:p text:style-name="P16"><text:tab/>}</text:p>
      <text:p text:style-name="P16"/>
      <text:p text:style-name="P16"><text:tab/>return $this-&gt;logFileName;</text:p>
      <text:p text:style-name="P16">}</text:p>
      <text:p text:style-name="Method_20_Body"/>
      <text:p text:style-name="Method_20_Body">The <text:span text:style-name="Class_20_Variables">logFileName</text:span> method expects a single, optional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">Parameter</text:p>
          </table:table-cell>
          <table:table-cell table:style-name="Table14.B1" office:value-type="string">
            <text:p text:style-name="P3">Description</text:p>
          </table:table-cell>
        </table:table-row>
        <table:table-row>
          <table:table-cell table:style-name="Table14.A2" office:value-type="string">
            <text:p text:style-name="P6">$logFileName</text:p>
          </table:table-cell>
          <table:table-cell table:style-name="Table14.B2" office:value-type="string">
            <text:p text:style-name="Method_20_Table_20_Description">The log file name, null to query.</text:p>
          </table:table-cell>
        </table:table-row>
      </table:table>
      <text:p text:style-name="Method_20_Body"/>
      <text:p text:style-name="Method_20_Body">If the <text:span text:style-name="Class_20_Variables">$logFileName</text:span> parameter is not null, the <text:span text:style-name="Class_20_Variables">$logFileName</text:span> parameter is assigned to the <text:span text:style-name="Class_20_Variables">$logFileName</text:span> class variable.</text:p>
      <text:p text:style-name="Method_20_Body"/>
      <text:p text:style-name="Method_20_Body">The <text:span text:style-name="Class_20_Variables">$logFileName</text:span> class variable is returned.</text:p>
      <text:p text:style-name="Method_20_Body"/>
      <text:p text:style-name="Method_20_Body"/>
      <text:h text:style-name="P19" text:outline-level="5"><text:bookmark-start text:name="logLevel"/>logLevel<text:bookmark-end text:name="logLevel"/></text:h>
      <text:p text:style-name="Method_20_Body"/>
      <text:p text:style-name="Method_20_Body">Get/set the log level for logging.</text:p>
      <text:p text:style-name="Method_20_Body"/>
      <text:p text:style-name="P16">/**</text:p>
      <text:p text:style-name="P16"><text:s/>* logLevel</text:p>
      <text:p text:style-name="P16"><text:s/>*</text:p>
      <text:p text:style-name="P16"><text:s/>* Set/get the log level for logging</text:p>
      <text:p text:style-name="P16"><text:s/>* <text:span text:style-name="T2">@param</text:span> integer $level = (optional) log level to set, null to get only</text:p>
      <text:p text:style-name="P16"><text:s/>* <text:span text:style-name="T2">@return</text:span> integer $level</text:p>
      <text:p text:style-name="P16"><text:s/>*/</text:p>
      <text:p text:style-name="P16">public function logLevel($level=null)</text:p>
      <text:p text:style-name="P16">{</text:p>
      <text:p text:style-name="P16"><text:tab/>if ($level !== null)</text:p>
      <text:p text:style-name="P16"><text:tab/>{</text:p>
      <text:p text:style-name="P16"><text:tab/><text:tab/>$this-&gt;logLevel = $level;</text:p>
      <text:p text:style-name="P16"><text:tab/>}</text:p>
      <text:p text:style-name="P16"/>
      <text:p text:style-name="P16"><text:tab/>return $this-&gt;logLevel;</text:p>
      <text:p text:style-name="P16">}</text:p>
      <text:p text:style-name="Method_20_Body"/>
      <text:p text:style-name="Method_20_Body">The <text:span text:style-name="Class_20_Variables">logLevel</text:span> method expects a single, optional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">Parameter</text:p>
          </table:table-cell>
          <table:table-cell table:style-name="Table15.B1" office:value-type="string">
            <text:p text:style-name="P3">Description</text:p>
          </table:table-cell>
        </table:table-row>
        <table:table-row>
          <table:table-cell table:style-name="Table15.A2" office:value-type="string">
            <text:p text:style-name="P6">$level</text:p>
          </table:table-cell>
          <table:table-cell table:style-name="Table15.B2" office:value-type="string">
            <text:p text:style-name="Method_20_Table_20_Description">The log level to set, null to query.</text:p>
          </table:table-cell>
        </table:table-row>
      </table:table>
      <text:p text:style-name="Method_20_Body"/>
      <text:p text:style-name="P13">If the <text:span text:style-name="Class_20_Variables">$level</text:span> parameter is not null, the <text:span text:style-name="Class_20_Variables">$level</text:span> parameter is assigned to the <text:span text:style-name="Class_20_Variables">$logLevel</text:span> class variable.</text:p>
      <text:p text:style-name="Method_20_Body"/>
      <text:p text:style-name="Method_20_Body">The <text:span text:style-name="Class_20_Variables">$logLevel</text:span> class variable is returned.</text:p>
      <text:p text:style-name="Method_20_Body"/>
      <text:p text:style-name="Method_20_Body"/>
      <text:h text:style-name="P19" text:outline-level="5"><text:bookmark-start text:name="logErrors"/>logErrors<text:bookmark-end text:name="logErrors"/></text:h>
      <text:p text:style-name="Method_20_Body"/>
      <text:p text:style-name="Method_20_Body">Get/set the <text:span text:style-name="Class_20_Variables">$logErrors</text:span> class variable.</text:p>
      <text:p text:style-name="Method_20_Body"/>
      <text:p text:style-name="P16">/**</text:p>
      <text:p text:style-name="P16"><text:s/>* logErrors</text:p>
      <text:p text:style-name="P16"><text:s/>*</text:p>
      <text:p text:style-name="P16"><text:s/>* get/set the logErrors flag</text:p>
      <text:p text:style-name="P16"><text:s/>* <text:span text:style-name="T2">@param</text:span> boolean $logErrors = (optional) true to set, false to reset, null to query</text:p>
      <text:p text:style-name="P16"><text:s/>* <text:span text:style-name="T2">@return</text:span> boolean $logErrors</text:p>
      <text:p text:style-name="P16"><text:s/>*/</text:p>
      <text:p text:style-name="P16">public function logErrors($logErrors=null)</text:p>
      <text:p text:style-name="P16">{</text:p>
      <text:p text:style-name="P16"><text:tab/>if ($logErrors !== null)</text:p>
      <text:p text:style-name="P16"><text:tab/>{</text:p>
      <text:p text:style-name="P16"><text:tab/><text:tab/>$this-&gt;logErrors = $logErrors;</text:p>
      <text:p text:style-name="P16"><text:tab/>}</text:p>
      <text:p text:style-name="P16"/>
      <text:p text:style-name="P16"><text:tab/>return $this-&gt;logErrors;</text:p>
      <text:p text:style-name="P16">}</text:p>
      <text:p text:style-name="P16"/>
      <text:p text:style-name="Method_20_Body">The <text:span text:style-name="Class_20_Variables">logErrors</text:span> method expects a single, optional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">Parameter</text:p>
          </table:table-cell>
          <table:table-cell table:style-name="Table16.B1" office:value-type="string">
            <text:p text:style-name="P3">Description</text:p>
          </table:table-cell>
        </table:table-row>
        <table:table-row>
          <table:table-cell table:style-name="Table16.A2" office:value-type="string">
            <text:p text:style-name="P6">$logErrors</text:p>
          </table:table-cell>
          <table:table-cell table:style-name="Table16.B2" office:value-type="string">
            <text:p text:style-name="Method_20_Table_20_Description">True to set, false to reset, null to query..</text:p>
          </table:table-cell>
        </table:table-row>
      </table:table>
      <text:p text:style-name="Method_20_Body"/>
      <text:p text:style-name="P13">If the <text:span text:style-name="Class_20_Variables">$logErrors</text:span> parameter is not null, the <text:span text:style-name="Class_20_Variables">$logErrors</text:span> parameter is assigned to the <text:span text:style-name="Class_20_Variables">$logErrors</text:span> class variable.</text:p>
      <text:p text:style-name="Method_20_Body"/>
      <text:p text:style-name="Method_20_Body">The <text:span text:style-name="Class_20_Variables">$logErrors</text:span> class variable is returned.</text:p>
      <text:p text:style-name="Method_20_Body"/>
      <text:p text:style-name="Method_20_Body"/>
      <text:h text:style-name="P19" text:outline-level="5"><text:bookmark-start text:name="displayErrors"/>displayErrors<text:bookmark-end text:name="displayErrors"/></text:h>
      <text:p text:style-name="Method_20_Body"/>
      <text:p text:style-name="Method_20_Body">Get/set the displayErrors option.</text:p>
      <text:p text:style-name="Method_20_Body"/>
      <text:p text:style-name="P16">/**</text:p>
      <text:p text:style-name="P16"><text:s/>* displayErrors</text:p>
      <text:p text:style-name="P16"><text:s/>*</text:p>
      <text:p text:style-name="P16"><text:s/>* set/get displayErrors flag</text:p>
      <text:p text:style-name="P16"><text:s/>* <text:span text:style-name="T2">@param</text:span> boolean $displayErrors = (optional) true = set, false = reset, null = query</text:p>
      <text:p text:style-name="P16"><text:s/>* <text:span text:style-name="T2">@return</text:span> boolean $displayErrors</text:p>
      <text:p text:style-name="P16"><text:s/>*/</text:p>
      <text:p text:style-name="P16">public function displayErrors($displayErrors=null)</text:p>
      <text:p text:style-name="P16">{</text:p>
      <text:p text:style-name="P16"><text:tab/>if ($displayErrors !== null)</text:p>
      <text:p text:style-name="P16"><text:tab/>{</text:p>
      <text:p text:style-name="P16"><text:tab/><text:tab/>if ($this-&gt;displayErrors = $displayErrors)</text:p>
      <text:p text:style-name="P16"><text:tab/><text:tab/>{</text:p>
      <text:p text:style-name="P16"><text:tab/><text:tab/><text:tab/>ini_set('display_errors', '1');</text:p>
      <text:p text:style-name="P16"><text:tab/><text:tab/>}</text:p>
      <text:p text:style-name="P16"><text:tab/><text:tab/>else</text:p>
      <text:p text:style-name="P16"><text:tab/><text:tab/>{</text:p>
      <text:p text:style-name="P16"><text:tab/><text:tab/><text:tab/>ini_set('display_errors', '0');</text:p>
      <text:p text:style-name="P16"><text:tab/><text:tab/>}</text:p>
      <text:p text:style-name="P16"><text:tab/>}</text:p>
      <text:p text:style-name="P16"/>
      <text:p text:style-name="P16"><text:tab/>return $this-&gt;displayErrors;</text:p>
      <text:p text:style-name="P16">}</text:p>
      <text:p text:style-name="Method_20_Body"/>
      <text:p text:style-name="Method_20_Body">The <text:span text:style-name="Class_20_Variables">displayErrors</text:span> method expects a single, optional parameter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">Parameter</text:p>
          </table:table-cell>
          <table:table-cell table:style-name="Table17.B1" office:value-type="string">
            <text:p text:style-name="P3">Description</text:p>
          </table:table-cell>
        </table:table-row>
        <table:table-row>
          <table:table-cell table:style-name="Table17.A2" office:value-type="string">
            <text:p text:style-name="P6">$displayErrors</text:p>
          </table:table-cell>
          <table:table-cell table:style-name="Table17.B2" office:value-type="string">
            <text:p text:style-name="Method_20_Table_20_Description">True to set, false to reset, null to query..</text:p>
          </table:table-cell>
        </table:table-row>
      </table:table>
      <text:p text:style-name="Method_20_Body"/>
      <text:p text:style-name="P13">If the <text:span text:style-name="Class_20_Variables">$displayErrors</text:span> parameter is not null, the <text:span text:style-name="Class_20_Variables">$displayErrors</text:span> parameter is assigned to the <text:span text:style-name="Class_20_Variables">$displayErrors</text:span> class variable.</text:p>
      <text:p text:style-name="Method_20_Body"/>
      <text:p text:style-name="Method_20_Body">The <text:span text:style-name="Class_20_Variables">$displayErrors</text:span> class variable is returned.</text:p>
      <text:p text:style-name="Method_20_Body"/>
      <text:p text:style-name="Method_20_Body"/>
      <text:h text:style-name="P19" text:outline-level="5"><text:bookmark-start text:name="formatXML"/>formatXML<text:bookmark-end text:name="formatXML"/></text:h>
      <text:p text:style-name="Method_20_Body"/>
      <text:p text:style-name="Method_20_Body">Get/set the formatXML option.</text:p>
      <text:p text:style-name="Method_20_Body"/>
      <text:p text:style-name="P16">/**</text:p>
      <text:p text:style-name="P16"><text:s/>* formatXML</text:p>
      <text:p text:style-name="P16"><text:s/>*</text:p>
      <text:p text:style-name="P16"><text:s/>* set/get the formatXML flag</text:p>
      <text:p text:style-name="P16"><text:s/>* <text:span text:style-name="T2">@param</text:span> boolean $formatXML = (optional) true = set, false = reset, null = query</text:p>
      <text:p text:style-name="P16"><text:s/>* <text:span text:style-name="T2">@return</text:span> boolean $formatXML</text:p>
      <text:p text:style-name="P16"><text:s/>*/</text:p>
      <text:p text:style-name="P16">public function formatXML($formatXML=null)</text:p>
      <text:p text:style-name="P16">{</text:p>
      <text:p text:style-name="P16"><text:tab/>if ($formatXML !== null)</text:p>
      <text:p text:style-name="P16"><text:tab/>{</text:p>
      <text:p text:style-name="P16"><text:tab/><text:tab/>$this-&gt;formatXML = $formatXML;</text:p>
      <text:p text:style-name="P16"><text:tab/>}</text:p>
      <text:p text:style-name="P16"/>
      <text:p text:style-name="P16"><text:tab/>return $this-&gt;formatXML;</text:p>
      <text:p text:style-name="P16">}</text:p>
      <text:p text:style-name="Method_20_Body"/>
      <text:p text:style-name="Method_20_Body">The <text:span text:style-name="Class_20_Variables">formatXML</text:span> method expects a single, optional parameter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">Parameter</text:p>
          </table:table-cell>
          <table:table-cell table:style-name="Table18.B1" office:value-type="string">
            <text:p text:style-name="P3">Description</text:p>
          </table:table-cell>
        </table:table-row>
        <table:table-row>
          <table:table-cell table:style-name="Table18.A2" office:value-type="string">
            <text:p text:style-name="P6">$formatXML</text:p>
          </table:table-cell>
          <table:table-cell table:style-name="Table18.B2" office:value-type="string">
            <text:p text:style-name="Method_20_Table_20_Description">True to set, false to reset, null to query..</text:p>
          </table:table-cell>
        </table:table-row>
      </table:table>
      <text:p text:style-name="Method_20_Body"/>
      <text:p text:style-name="P13">If the <text:span text:style-name="Class_20_Variables">$formatXML</text:span> parameter is not null, the <text:span text:style-name="Class_20_Variables">$formatXML</text:span> parameter is assigned to the <text:span text:style-name="Class_20_Variables">$formatXML</text:span> class variable.</text:p>
      <text:p text:style-name="Method_20_Body"/>
      <text:p text:style-name="Method_20_Body">The <text:span text:style-name="Class_20_Variables">$formatXML</text:span> class variable is returned.</text:p>
      <text:p text:style-name="Method_20_Body"/>
      <text:p text:style-name="Method_20_Body"/>
      <text:h text:style-name="P19" text:outline-level="5"><text:bookmark-start text:name="enableExceptions"/>enableExceptions<text:bookmark-end text:name="enableExceptions"/></text:h>
      <text:p text:style-name="Method_20_Body"/>
      <text:p text:style-name="Method_20_Body">Get/set the exceptionsEnabled option.</text:p>
      <text:p text:style-name="Method_20_Body"/>
      <text:p text:style-name="P16">/**</text:p>
      <text:p text:style-name="P16"><text:s/>* enableExceptions</text:p>
      <text:p text:style-name="P16"><text:s/>*</text:p>
      <text:p text:style-name="P16"><text:s/>* get/set enableExceptions flag</text:p>
      <text:p text:style-name="P17"><text:s/>* <text:span text:style-name="T2">@param</text:span> boolean $enableExceptions = (optional) true = set, false = reset, </text:p>
      <text:p text:style-name="P17"><text:s/>*<text:tab/><text:tab/><text:tab/><text:tab/><text:tab/><text:tab/><text:tab/> <text:s text:c="2"/>null = query</text:p>
      <text:p text:style-name="P16"><text:s/>* <text:span text:style-name="T2">@return</text:span> boolean $enableExceptions</text:p>
      <text:p text:style-name="P16"><text:s/>*/</text:p>
      <text:p text:style-name="P16">public function enableExceptions($enableExceptions=null)</text:p>
      <text:p text:style-name="P16">{</text:p>
      <text:p text:style-name="P16"><text:tab/>if ($enableExceptions !== null)</text:p>
      <text:p text:style-name="P16"><text:tab/>{</text:p>
      <text:p text:style-name="P16"><text:tab/><text:tab/>$this-&gt;exceptionsEnabled = $enableExceptions;</text:p>
      <text:p text:style-name="P16"><text:tab/>}</text:p>
      <text:p text:style-name="P16"/>
      <text:p text:style-name="P16"><text:tab/>return $this-&gt;exceptionsEnabled;</text:p>
      <text:p text:style-name="P16">}</text:p>
      <text:p text:style-name="Method_20_Body"/>
      <text:p text:style-name="Method_20_Body">The <text:span text:style-name="Class_20_Variables">enableExceptions</text:span> method expects a single, optional parameter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">Parameter</text:p>
          </table:table-cell>
          <table:table-cell table:style-name="Table19.B1" office:value-type="string">
            <text:p text:style-name="P3">Description</text:p>
          </table:table-cell>
        </table:table-row>
        <table:table-row>
          <table:table-cell table:style-name="Table19.A2" office:value-type="string">
            <text:p text:style-name="P6">$enableExceptions</text:p>
          </table:table-cell>
          <table:table-cell table:style-name="Table19.B2" office:value-type="string">
            <text:p text:style-name="Method_20_Table_20_Description">True to set, false to reset, null to query..</text:p>
          </table:table-cell>
        </table:table-row>
      </table:table>
      <text:p text:style-name="Method_20_Body"/>
      <text:p text:style-name="P13">If the <text:span text:style-name="Class_20_Variables">$enableExceptions</text:span> parameter is not null, the <text:span text:style-name="Class_20_Variables">$enableExceptions</text:span> parameter is assigned to the <text:span text:style-name="Class_20_Variables">$exceptionsEnabled</text:span> class variable.</text:p>
      <text:p text:style-name="Method_20_Body"/>
      <text:p text:style-name="Method_20_Body">The <text:span text:style-name="Class_20_Variables">$exceptionsEnabled</text:span> class variable is returned.</text:p>
      <text:p text:style-name="Method_20_Body"/>
      <text:p text:style-name="Method_20_Body"/>
      <text:h text:style-name="P19" text:outline-level="5"><text:bookmark-start text:name="deleteHandler"/>deleteHandler<text:bookmark-end text:name="deleteHandler"/></text:h>
      <text:p text:style-name="Method_20_Body"/>
      <text:p text:style-name="Method_20_Body">Delete this handler by restoring previous handler.</text:p>
      <text:p text:style-name="Method_20_Body"/>
      <text:p text:style-name="P16">/**</text:p>
      <text:p text:style-name="P16"><text:s/>* deleteHandler</text:p>
      <text:p text:style-name="P16"><text:s/>*</text:p>
      <text:p text:style-name="P16"><text:s/>* Delete this handler by restoring previous handler</text:p>
      <text:p text:style-name="P16"><text:s/>*/</text:p>
      <text:p text:style-name="P16">public function deleteHandler()</text:p>
      <text:p text:style-name="P16">{</text:p>
      <text:p text:style-name="P16"><text:tab/>if ($this-&gt;errorHandlerSet)</text:p>
      <text:p text:style-name="P16"><text:tab/>{</text:p>
      <text:p text:style-name="P16"><text:tab/><text:tab/>restore_error_handler();</text:p>
      <text:p text:style-name="P16"><text:tab/><text:tab/>$this-&gt;errorHandlerSet = false;</text:p>
      <text:p text:style-name="P16"><text:tab/>}</text:p>
      <text:p text:style-name="P16">}</text:p>
      <text:p text:style-name="Method_20_Body"/>
      <text:p text:style-name="Method_20_Body">If the <text:span text:style-name="Class_20_Variables">$errorHandlerSet</text:span> class variable evaluates to true, the PHP <text:span text:style-name="T2">restore_error_handler</text:span> function is called to delete the current error handler and restore the previous error handler. <text:s/>The <text:span text:style-name="Class_20_Variables">$errorHandlerSet</text:span> class variable is set to false.</text:p>
      <text:p text:style-name="Method_20_Body"/>
      <text:p text:style-name="Method_20_Body"/>
      <text:h text:style-name="P19" text:outline-level="5"><text:bookmark-start text:name="bufferLine"/>bufferLine<text:bookmark-end text:name="bufferLine"/></text:h>
      <text:p text:style-name="Method_20_Body"/>
      <text:p text:style-name="Method_20_Body">Add a message + eol to the error buffer.</text:p>
      <text:p text:style-name="Method_20_Body"/>
      <text:p text:style-name="P16">/**</text:p>
      <text:p text:style-name="P16"><text:s/>* bufferLine</text:p>
      <text:p text:style-name="P16"><text:s/>*</text:p>
      <text:p text:style-name="P16"><text:s/>* Add a message + eol to the error buffer</text:p>
      <text:p text:style-name="P16"><text:s/>* <text:span text:style-name="T2">@param</text:span> string $message = (optional) message to add, empty to add EOL only</text:p>
      <text:p text:style-name="P16"><text:s/>*/</text:p>
      <text:p text:style-name="P16">private function bufferLine($message='')</text:p>
      <text:p text:style-name="P16">{</text:p>
      <text:p text:style-name="P16"><text:tab/>$this-&gt;bufferMessage($message . PHP_EOL);</text:p>
      <text:p text:style-name="P16">}</text:p>
      <text:p text:style-name="Method_20_Body"/>
      <text:p text:style-name="Method_20_Body">The <text:span text:style-name="Class_20_Variables">bufferLine</text:span> method expects a single, optional parameter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">Parameter</text:p>
          </table:table-cell>
          <table:table-cell table:style-name="Table20.B1" office:value-type="string">
            <text:p text:style-name="P3">Description</text:p>
          </table:table-cell>
        </table:table-row>
        <table:table-row>
          <table:table-cell table:style-name="Table20.A2" office:value-type="string">
            <text:p text:style-name="P6">$message</text:p>
          </table:table-cell>
          <table:table-cell table:style-name="Table20.B2" office:value-type="string">
            <text:p text:style-name="Method_20_Table_20_Description">The message to add to the error buffer.</text:p>
          </table:table-cell>
        </table:table-row>
      </table:table>
      <text:p text:style-name="Method_20_Body"/>
      <text:p text:style-name="Method_20_Body">A <text:span text:style-name="T2">PHP_EOL</text:span> end-of-line sequence is append to the <text:span text:style-name="Class_20_Variables">$message</text:span> parameter and passed to the <text:span text:style-name="Class_20_Variables">bufferMessage</text:span> method.</text:p>
      <text:p text:style-name="Method_20_Body"/>
      <text:p text:style-name="Method_20_Body"/>
      <text:h text:style-name="P19" text:outline-level="5"><text:bookmark-start text:name="bufferMessage"/>bufferMessage<text:bookmark-end text:name="bufferMessage"/></text:h>
      <text:p text:style-name="Method_20_Body"/>
      <text:p text:style-name="Method_20_Body">Add a message to the end of the error buffer.</text:p>
      <text:p text:style-name="Method_20_Body"/>
      <text:p text:style-name="P16">/**</text:p>
      <text:p text:style-name="P16"><text:s/>* bufferMessage</text:p>
      <text:p text:style-name="P16"><text:s/>*</text:p>
      <text:p text:style-name="P16"><text:s/>* Add a message to the error buffer</text:p>
      <text:p text:style-name="P16"><text:s/>* <text:span text:style-name="T2">@param</text:span> string $message = message to add to the buffer</text:p>
      <text:p text:style-name="P16"><text:s/>*/</text:p>
      <text:p text:style-name="P16">private function bufferMessage($message)</text:p>
      <text:p text:style-name="P16">{</text:p>
      <text:p text:style-name="P16"><text:tab/>$this-&gt;errorBuffer .= $message;</text:p>
      <text:p text:style-name="P16">}</text:p>
      <text:p text:style-name="Method_20_Body"/>
      <text:p text:style-name="Method_20_Body">The <text:span text:style-name="Class_20_Variables">bufferMessage</text:span> method expects a single, optional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>Parameter</text:p>
          </table:table-cell>
          <table:table-cell table:style-name="Table21.B1" office:value-type="string">
            <text:p text:style-name="P3">Description</text:p>
          </table:table-cell>
        </table:table-row>
        <table:table-row>
          <table:table-cell table:style-name="Table21.A2" office:value-type="string">
            <text:p text:style-name="P6">$message</text:p>
          </table:table-cell>
          <table:table-cell table:style-name="Table21.B2" office:value-type="string">
            <text:p text:style-name="Method_20_Table_20_Description">The message to add to the error buffer.</text:p>
          </table:table-cell>
        </table:table-row>
      </table:table>
      <text:p text:style-name="Method_20_Body"/>
      <text:p text:style-name="Method_20_Body">The <text:span text:style-name="Class_20_Variables">$message</text:span> parameter is appended to the end of the error buffer.</text:p>
      <text:p text:style-name="Method_20_Body"/>
      <text:p text:style-name="Method_20_Body"/>
      <text:h text:style-name="P18" text:outline-level="3">Source Listing</text:h>
      <text:p text:style-name="Coding_20_Body"/>
      <text:p text:style-name="P2">&lt;?php</text:p>
      <text:p text:style-name="P2">namespace Library\Error;</text:p>
      <text:p text:style-name="P2">use Library\PrintU;</text:p>
      <text:p text:style-name="P2"/>
      <text:p text:style-name="P2">/*</text:p>
      <text:p text:style-name="P2"><text:s/>*<text:tab/>Library\Error\Handler is copyright © 2012. EarthWalk Software.</text:p>
      <text:p text:style-name="P2"><text:s/>* <text:tab/>Licensed under the Academic Free License version 3.0</text:p>
      <text:p text:style-name="Code_20_Listing"><text:s/><text:span text:style-name="T3">* <text:s text:c="4"/>Refer to the file named License.txt provided with the source, </text:span></text:p>
      <text:p text:style-name="P2"><text:s/>* <text:s text:c="7"/>or from http://opensource.org/licenses/academic.php</text:p>
      <text:p text:style-name="Code_20_Listing"><text:span text:style-name="T3"><text:s/></text:span>*/</text:p>
      <text:p text:style-name="P2">/**</text:p>
      <text:p text:style-name="P2"><text:s/>* Library\Error\Handler.</text:p>
      <text:p text:style-name="P2"><text:s/>*</text:p>
      <text:p text:style-name="P2"><text:s/>* User error handler.</text:p>
      <text:p text:style-name="P2"><text:s/>* <text:span text:style-name="T2">@author</text:span> Jay Wheeler.</text:p>
      <text:p text:style-name="P2"><text:s/>* <text:span text:style-name="T2">@version</text:span> 1.0</text:p>
      <text:p text:style-name="P2"><text:s/>* <text:span text:style-name="T2">@copyright</text:span> © 2012. EarthWalk Software.</text:p>
      <text:p text:style-name="P2"><text:s/>* <text:span text:style-name="T2">@license</text:span> Licensed under the Academic Free License version 3.0.</text:p>
      <text:p text:style-name="P2"><text:s/>* <text:span text:style-name="T2">@package</text:span> Library</text:p>
      <text:p text:style-name="P2"><text:s/>* <text:span text:style-name="T2">@subpackage</text:span> Error</text:p>
      <text:p text:style-name="P2"><text:s/>*/</text:p>
      <text:p text:style-name="P2">class Handler</text:p>
      <text:p text:style-name="P2">{</text:p>
      <text:p text:style-name="P2"><text:tab/>/**</text:p>
      <text:p text:style-name="P2"><text:tab/> *</text:p>
      <text:p text:style-name="P2"><text:tab/> * LOGGING DESTINATIONS</text:p>
      <text:p text:style-name="P2"><text:tab/> *</text:p>
      <text:p text:style-name="P2"><text:tab/> */</text:p>
      <text:p text:style-name="P2"><text:tab/>const<text:tab/><text:tab/><text:tab/><text:tab/>LOG_SYSTEM <text:tab/><text:tab/>= <text:s/>0;</text:p>
      <text:p text:style-name="P2"><text:tab/>const<text:tab/><text:tab/><text:tab/><text:tab/>LOG_EMAIL <text:s/><text:tab/><text:tab/>= <text:s/>1;</text:p>
      <text:p text:style-name="P2"><text:tab/>const<text:tab/><text:tab/><text:tab/><text:tab/>LOG_FILE <text:tab/><text:tab/>= <text:s/>3;</text:p>
      <text:p text:style-name="P2"><text:tab/>const<text:tab/><text:tab/><text:tab/><text:tab/>LOG_SAPI <text:tab/><text:tab/>= <text:s/>4;</text:p>
      <text:p text:style-name="P2"><text:tab/>const<text:tab/><text:tab/><text:tab/><text:tab/>LOG_HANDLER<text:tab/><text:tab/>= 10;</text:p>
      <text:p text:style-name="P2"/>
      <text:p text:style-name="P2"><text:tab/>/**</text:p>
      <text:p text:style-name="P2"><text:tab/> * errorType</text:p>
      <text:p text:style-name="P2"><text:tab/> *</text:p>
      <text:p text:style-name="P2"><text:tab/> * Array containing error types and definitions</text:p>
      <text:p text:style-name="P2"><text:tab/> * <text:span text:style-name="T2">@var</text:span> array $errorType</text:p>
      <text:p text:style-name="P2"><text:tab/> */</text:p>
      <text:p text:style-name="P2"><text:tab/>protected static<text:tab/>$errorType </text:p>
      <text:p text:style-name="P2"><text:tab/><text:tab/><text:tab/>= array(E_ERROR <text:s text:c="13"/>=&gt; 'Fatal Error',</text:p>
      <text:p text:style-name="P10"><text:tab/><text:tab/><text:tab/><text:tab/> <text:s text:c="2"/>E_WARNING <text:s text:c="11"/>=&gt; 'Warning',</text:p>
      <text:p text:style-name="P10"><text:tab/><text:tab/><text:tab/><text:tab/> <text:s text:c="2"/>E_PARSE <text:s text:c="13"/>=&gt; 'Parsing Error',</text:p>
      <text:p text:style-name="P10"><text:tab/><text:tab/><text:tab/><text:tab/> <text:s text:c="2"/>E_NOTICE <text:s text:c="12"/>=&gt; 'Notice',</text:p>
      <text:p text:style-name="P10"><text:tab/><text:tab/><text:tab/><text:tab/> <text:s text:c="2"/>E_CORE_ERROR <text:s text:c="8"/>=&gt; 'Core Error',</text:p>
      <text:p text:style-name="P10"><text:tab/><text:tab/><text:tab/><text:tab/> <text:s text:c="2"/>E_CORE_WARNING <text:s text:c="6"/>=&gt; 'Core Warning',</text:p>
      <text:p text:style-name="P10"><text:tab/><text:tab/><text:tab/><text:tab/> <text:s text:c="2"/>E_COMPILE_ERROR <text:s text:c="5"/>=&gt; 'Compile Error',</text:p>
      <text:p text:style-name="P10"><text:tab/><text:tab/><text:tab/><text:tab/> <text:s text:c="2"/>E_COMPILE_WARNING <text:s text:c="3"/>=&gt; 'Compile Warning',</text:p>
      <text:p text:style-name="P10"><text:tab/><text:tab/><text:tab/><text:tab/> <text:s text:c="2"/>E_USER_ERROR <text:s text:c="8"/>=&gt; 'User Error',</text:p>
      <text:p text:style-name="P10"><text:tab/><text:tab/><text:tab/><text:tab/> <text:s text:c="2"/>E_USER_WARNING <text:s text:c="6"/>=&gt; 'User Warning',</text:p>
      <text:p text:style-name="P10"><text:tab/><text:tab/><text:tab/><text:tab/> <text:s text:c="2"/>E_USER_NOTICE <text:s text:c="7"/>=&gt; 'User Notice',</text:p>
      <text:p text:style-name="P10"><text:tab/><text:tab/><text:tab/><text:tab/> <text:s text:c="2"/>E_STRICT <text:s text:c="12"/>=&gt; 'Runtime Notice',</text:p>
      <text:p text:style-name="P10"><text:tab/><text:tab/><text:tab/><text:tab/> <text:s text:c="2"/>E_RECOVERABLE_ERROR <text:s/>=&gt; 'Catchable Fatal Error',</text:p>
      <text:p text:style-name="P10"><text:tab/><text:tab/><text:tab/><text:tab/> <text:s text:c="2"/>E_DEPRECATED<text:tab/> <text:s text:c="3"/>=&gt; 'Deprecated PHP Code or Function',</text:p>
      <text:p text:style-name="P10"><text:tab/><text:tab/><text:tab/><text:tab/> <text:s text:c="2"/>E_USER_DEPRECATED <text:s text:c="3"/>=&gt; 'Deprecated User Code or Function',</text:p>
      <text:p text:style-name="P10"><text:tab/><text:tab/><text:tab/><text:tab/> <text:s text:c="2"/>E_ALL <text:s text:c="15"/>=&gt; 'All Errors and Warnings.');</text:p>
      <text:p text:style-name="P2"/>
      <text:p text:style-name="P28"><text:tab/>/**</text:p>
      <text:p text:style-name="P2"><text:tab/> * ReportErrors</text:p>
      <text:p text:style-name="P2"><text:tab/> *</text:p>
      <text:p text:style-name="P2"><text:tab/> * Whether (true) or not (false) to report errors</text:p>
      <text:p text:style-name="P2"><text:tab/> * <text:span text:style-name="T2">@var</text:span> boolean $reportErrors</text:p>
      <text:p text:style-name="P2"><text:tab/> */</text:p>
      <text:p text:style-name="P2"><text:s text:c="4"/><text:tab/>protected<text:tab/><text:tab/>$reportErrors;</text:p>
      <text:p text:style-name="P2"/>
      <text:p text:style-name="P2"><text:s text:c="4"/><text:tab/>/**</text:p>
      <text:p text:style-name="P2"><text:s text:c="4"/><text:tab/> * phpErrorLevel</text:p>
      <text:p text:style-name="P2"><text:s text:c="4"/><text:tab/> *</text:p>
      <text:p text:style-name="P2"><text:s text:c="4"/><text:tab/> * Error types handled by this handler</text:p>
      <text:p text:style-name="P2"><text:s text:c="4"/><text:tab/> * <text:span text:style-name="T2">@var</text:span> array $phpErrorLevel</text:p>
      <text:p text:style-name="P2"><text:s text:c="4"/><text:tab/> */</text:p>
      <text:p text:style-name="P2"><text:s text:c="4"/><text:tab/>protected<text:tab/><text:tab/>$phpErrorLevel;</text:p>
      <text:p text:style-name="P2"/>
      <text:p text:style-name="P2"><text:s text:c="4"/><text:tab/>/**</text:p>
      <text:p text:style-name="P2"><text:s text:c="4"/><text:tab/> * logFileName</text:p>
      <text:p text:style-name="P2"><text:s text:c="4"/><text:tab/> *</text:p>
      <text:p text:style-name="P2"><text:s text:c="4"/><text:tab/> * The log file name, if required</text:p>
      <text:p text:style-name="P2"><text:s text:c="4"/><text:tab/> * <text:span text:style-name="T2">@var</text:span> string $logFileName</text:p>
      <text:p text:style-name="P2"><text:s text:c="4"/><text:tab/> */</text:p>
      <text:p text:style-name="P2"><text:s text:c="4"/><text:tab/>protected<text:tab/><text:tab/>$logFileName;</text:p>
      <text:p text:style-name="P2"/>
      <text:p text:style-name="P2"><text:s text:c="4"/><text:tab/>/**</text:p>
      <text:p text:style-name="P2"><text:s text:c="4"/><text:tab/> * LogErrors</text:p>
      <text:p text:style-name="P2"><text:s text:c="4"/><text:tab/> *</text:p>
      <text:p text:style-name="P2"><text:s text:c="4"/><text:tab/> * Whether (true) or not (false) to report errors to the log file</text:p>
      <text:p text:style-name="P2"><text:s text:c="4"/><text:tab/> * <text:span text:style-name="T2">@var</text:span> boolean $logErrors</text:p>
      <text:p text:style-name="P2"><text:s text:c="4"/><text:tab/> */</text:p>
      <text:p text:style-name="P2"><text:s text:c="4"/><text:tab/>protected<text:tab/><text:tab/>$logErrors;</text:p>
      <text:p text:style-name="P2"/>
      <text:p text:style-name="P2"><text:s text:c="4"/><text:tab/>/**</text:p>
      <text:p text:style-name="P2"><text:s text:c="4"/><text:tab/> * logDevice</text:p>
      <text:p text:style-name="P2"><text:s text:c="4"/><text:tab/> *</text:p>
      <text:p text:style-name="P2"><text:s text:c="4"/><text:tab/> * The device to do logging to</text:p>
      <text:p text:style-name="P2"><text:s text:c="4"/><text:tab/> * <text:span text:style-name="T2">@var</text:span> integer $logDevice</text:p>
      <text:p text:style-name="P2"><text:s text:c="4"/><text:tab/> */</text:p>
      <text:p text:style-name="P2"><text:s text:c="4"/><text:tab/>protected<text:tab/><text:tab/>$logDevice;</text:p>
      <text:p text:style-name="P2"/>
      <text:p text:style-name="P2"><text:s text:c="4"/><text:tab/>/**</text:p>
      <text:p text:style-name="P2"><text:s text:c="4"/><text:tab/> * logLevel</text:p>
      <text:p text:style-name="P2"><text:s text:c="4"/><text:tab/> *</text:p>
      <text:p text:style-name="P2"><text:s text:c="4"/><text:tab/> * The log level to use for logging errors</text:p>
      <text:p text:style-name="P2"><text:s text:c="4"/><text:tab/> * <text:span text:style-name="T2">@var</text:span> integer $logLevel</text:p>
      <text:p text:style-name="P2"><text:s text:c="4"/><text:tab/> */</text:p>
      <text:p text:style-name="P2"><text:s text:c="4"/><text:tab/>protected<text:tab/><text:tab/>$logLevel;</text:p>
      <text:p text:style-name="P2"/>
      <text:p text:style-name="P2"><text:s text:c="4"/><text:tab/>/**</text:p>
      <text:p text:style-name="P2"><text:s text:c="4"/><text:tab/> * displayErrors</text:p>
      <text:p text:style-name="P2"><text:s text:c="4"/><text:tab/> *</text:p>
      <text:p text:style-name="P2"><text:s text:c="4"/><text:tab/> * Whether (true) or not (false) to send errors to the console device</text:p>
      <text:p text:style-name="P2"><text:s text:c="4"/><text:tab/> * <text:span text:style-name="T2">@var</text:span> boolean $displayErrors</text:p>
      <text:p text:style-name="P2"><text:s text:c="4"/><text:tab/> */</text:p>
      <text:p text:style-name="P2"><text:s text:c="4"/><text:tab/>protected<text:tab/><text:tab/>$displayErrors;</text:p>
      <text:p text:style-name="P2"/>
      <text:p text:style-name="P28"><text:tab/>/**</text:p>
      <text:p text:style-name="P2"><text:s text:c="4"/><text:tab/> * formatXml</text:p>
      <text:p text:style-name="P2"><text:s text:c="4"/><text:tab/> *</text:p>
      <text:p text:style-name="P2"><text:s text:c="4"/><text:tab/> * Whether (true) or not (false) to format the display as XML</text:p>
      <text:p text:style-name="P2"><text:s text:c="4"/><text:tab/> * <text:span text:style-name="T2">@var</text:span> boolean $formatXML</text:p>
      <text:p text:style-name="P2"><text:s text:c="4"/><text:tab/> */</text:p>
      <text:p text:style-name="P2"><text:s text:c="4"/><text:tab/>protected<text:tab/><text:tab/>$formatXML;</text:p>
      <text:p text:style-name="P2"/>
      <text:p text:style-name="P2"><text:s text:c="4"/><text:tab/>/**</text:p>
      <text:p text:style-name="P2"><text:s text:c="4"/><text:tab/> * exceptionsEnabled</text:p>
      <text:p text:style-name="P2"><text:s text:c="4"/><text:tab/> *</text:p>
      <text:p text:style-name="P2"><text:s text:c="4"/><text:tab/> * Set true to throw exception with the error message</text:p>
      <text:p text:style-name="P2"><text:s text:c="4"/><text:tab/> * <text:span text:style-name="T2">@var</text:span> boolean $exceptionsEnabled</text:p>
      <text:p text:style-name="P2"><text:s text:c="4"/><text:tab/> */</text:p>
      <text:p text:style-name="P2"><text:s text:c="4"/><text:tab/>protected<text:tab/><text:tab/>$exceptionsEnabled;</text:p>
      <text:p text:style-name="P2"/>
      <text:p text:style-name="P2"><text:s text:c="4"/><text:tab/>/**</text:p>
      <text:p text:style-name="P2"><text:s text:c="4"/><text:tab/> * initialized</text:p>
      <text:p text:style-name="P2"><text:s text:c="4"/><text:tab/> *</text:p>
      <text:p text:style-name="P2"><text:s text:c="4"/><text:tab/> * Initialization flag</text:p>
      <text:p text:style-name="P2"><text:s text:c="4"/><text:tab/> * <text:span text:style-name="T2">@var</text:span> boolean $initialized</text:p>
      <text:p text:style-name="P2"><text:s text:c="4"/><text:tab/> */</text:p>
      <text:p text:style-name="P2"><text:s text:c="4"/><text:tab/>protected<text:tab/><text:tab/>$initialized;</text:p>
      <text:p text:style-name="P2"/>
      <text:p text:style-name="P2"><text:s text:c="4"/><text:tab/>/**</text:p>
      <text:p text:style-name="P2"><text:s text:c="4"/><text:tab/> * errorHandlerSet</text:p>
      <text:p text:style-name="P2"><text:s text:c="4"/><text:tab/> *</text:p>
      <text:p text:style-name="P2"><text:s text:c="4"/><text:tab/> * True if the error handler has already been set, false if not</text:p>
      <text:p text:style-name="P2"><text:s text:c="4"/><text:tab/> * <text:span text:style-name="T2">@var</text:span> boolean $errorHandlerSet</text:p>
      <text:p text:style-name="P2"><text:s text:c="4"/><text:tab/> */</text:p>
      <text:p text:style-name="P2"><text:s text:c="4"/><text:tab/>protected<text:tab/><text:tab/>$errorHandlerSet;</text:p>
      <text:p text:style-name="P2"/>
      <text:p text:style-name="P2"><text:s text:c="4"/><text:tab/>/**</text:p>
      <text:p text:style-name="P2"><text:s text:c="4"/><text:tab/> * errorBuffer</text:p>
      <text:p text:style-name="P2"><text:s text:c="4"/><text:tab/> *</text:p>
      <text:p text:style-name="P2"><text:s text:c="4"/><text:tab/> * A string buffer to build the output error message in</text:p>
      <text:p text:style-name="P2"><text:s text:c="4"/><text:tab/> * <text:span text:style-name="T2">@var</text:span> string $errorBuffer</text:p>
      <text:p text:style-name="P2"><text:s text:c="4"/><text:tab/> */</text:p>
      <text:p text:style-name="P2"><text:s text:c="4"/><text:tab/>protected<text:tab/><text:tab/>$errorBuffer;</text:p>
      <text:p text:style-name="P2"/>
      <text:p text:style-name="P2"><text:s text:c="4"/><text:tab/>/**</text:p>
      <text:p text:style-name="P2"><text:s text:c="4"/><text:tab/> * additionalLogs</text:p>
      <text:p text:style-name="P2"><text:s text:c="4"/><text:tab/> * </text:p>
      <text:p text:style-name="P2"><text:s text:c="4"/><text:tab/> * An array containing additional loggers to send message to</text:p>
      <text:p text:style-name="P2"><text:s text:c="4"/><text:tab/> * <text:span text:style-name="T2">@var</text:span> array $additionalLogs</text:p>
      <text:p text:style-name="P2"><text:s text:c="4"/><text:tab/> */</text:p>
      <text:p text:style-name="P2"><text:s text:c="4"/><text:tab/>protected<text:tab/><text:tab/>$additionalLogs;</text:p>
      <text:p text:style-name="P2"/>
      <text:p text:style-name="P28"><text:s text:c="4"/><text:tab/>/**</text:p>
      <text:p text:style-name="P2"><text:s text:c="4"/><text:tab/> * __construct</text:p>
      <text:p text:style-name="P2"><text:s text:c="4"/><text:tab/> *</text:p>
      <text:p text:style-name="P2"><text:s text:c="4"/><text:tab/> * Class constructor</text:p>
      <text:p text:style-name="P2"><text:s text:c="4"/><text:tab/> */</text:p>
      <text:p text:style-name="P2"><text:s text:c="4"/><text:tab/>public function __construct()</text:p>
      <text:p text:style-name="P2"><text:s text:c="4"/><text:tab/>{</text:p>
      <text:p text:style-name="P2"><text:tab/><text:tab/>$this-&gt;phpErrorLevel <text:tab/><text:tab/>= E_ALL;</text:p>
      <text:p text:style-name="P2"/>
      <text:p text:style-name="P2"><text:tab/><text:tab/>$this-&gt;reportErrors <text:tab/><text:tab/>= true;</text:p>
      <text:p text:style-name="P2"><text:tab/><text:tab/>$this-&gt;displayErrors <text:tab/><text:tab/>= true;</text:p>
      <text:p text:style-name="P2"><text:tab/><text:tab/>$this-&gt;formatXML<text:tab/><text:tab/><text:tab/>= true;</text:p>
      <text:p text:style-name="P2"/>
      <text:p text:style-name="P2"><text:tab/><text:tab/>$this-&gt;logErrors <text:tab/><text:tab/><text:tab/>= false;</text:p>
      <text:p text:style-name="P2"/>
      <text:p text:style-name="P2"><text:tab/><text:tab/>$this-&gt;logFileName <text:tab/><text:tab/><text:tab/>= '';</text:p>
      <text:p text:style-name="P2"><text:tab/><text:tab/>$this-&gt;logDevice <text:tab/><text:tab/><text:tab/>= self::LOG_HANDLER;</text:p>
      <text:p text:style-name="P2"/>
      <text:p text:style-name="P2"><text:tab/><text:tab/>$this-&gt;additionalLogs<text:tab/><text:tab/>= array();</text:p>
      <text:p text:style-name="P2"/>
      <text:p text:style-name="P2"><text:tab/><text:tab/>$this-&gt;exceptionsEnabled<text:tab/>= false;</text:p>
      <text:p text:style-name="P2"/>
      <text:p text:style-name="P2"><text:tab/><text:tab/>$this-&gt;initialized<text:tab/><text:tab/><text:tab/>= false;</text:p>
      <text:p text:style-name="P2"><text:tab/><text:tab/>$this-&gt;errorHandlerSet<text:tab/><text:tab/>= false;</text:p>
      <text:p text:style-name="P2"/>
      <text:p text:style-name="P2"><text:tab/><text:tab/>$this-&gt;logLevel<text:tab/><text:tab/><text:tab/><text:tab/>= 'errors';</text:p>
      <text:p text:style-name="P2"/>
      <text:p text:style-name="P2"><text:tab/><text:tab/>$this-&gt;errorBuffer<text:tab/><text:tab/><text:tab/>= '';</text:p>
      <text:p text:style-name="P2"><text:s text:c="4"/><text:tab/>}</text:p>
      <text:p text:style-name="P2"/>
      <text:p text:style-name="P2"><text:s text:c="4"/><text:tab/>/**</text:p>
      <text:p text:style-name="P2"><text:s text:c="4"/><text:tab/> * __destruct</text:p>
      <text:p text:style-name="P2"><text:s text:c="4"/><text:tab/> *</text:p>
      <text:p text:style-name="P2"><text:s text:c="4"/><text:tab/> * Class destructor</text:p>
      <text:p text:style-name="P2"><text:s text:c="4"/><text:tab/> */</text:p>
      <text:p text:style-name="P2"><text:s text:c="4"/><text:tab/>public function __destruct()</text:p>
      <text:p text:style-name="P2"><text:s text:c="4"/><text:tab/>{</text:p>
      <text:p text:style-name="P2"><text:s text:c="4"/><text:tab/><text:tab/>$this-&gt;deleteHandler();</text:p>
      <text:p text:style-name="P2"><text:s text:c="4"/><text:tab/>}</text:p>
      <text:p text:style-name="P2"/>
      <text:p text:style-name="P2"><text:s text:c="4"/><text:tab/>/**</text:p>
      <text:p text:style-name="P2"><text:s text:c="4"/><text:tab/> * errorHandler</text:p>
      <text:p text:style-name="P2"><text:s text:c="4"/><text:tab/> *</text:p>
      <text:p text:style-name="P2"><text:s text:c="4"/><text:tab/> * PHP User error handler</text:p>
      <text:p text:style-name="P2"><text:s text:c="4"/><text:tab/> * <text:span text:style-name="T2">@param</text:span> integer <text:s/>$errorNumber = error type (from PHP)</text:p>
      <text:p text:style-name="P2"><text:s text:c="4"/><text:tab/> * <text:span text:style-name="T2">@param</text:span> string <text:s text:c="2"/>$message <text:s text:c="4"/>= the error message (from PHP)</text:p>
      <text:p text:style-name="P2"><text:s text:c="4"/><text:tab/> * <text:span text:style-name="T2">@param</text:span> string <text:s text:c="2"/>$script <text:s text:c="5"/>= error script producing the error (from PHP)</text:p>
      <text:p text:style-name="P2"><text:s text:c="4"/><text:tab/> * <text:span text:style-name="T2">@param</text:span> integer <text:s/>$lineNumber <text:s/>= line in the script producing the error (from PHP)</text:p>
      <text:p text:style-name="P2"><text:s text:c="4"/><text:tab/> * <text:span text:style-name="T2">@param</text:span> mixed <text:s text:c="3"/>$variables <text:s text:c="2"/>= variables being traced (from PHP)</text:p>
      <text:p text:style-name="P2"><text:s text:c="4"/><text:tab/> * <text:span text:style-name="T2">@return</text:span> boolean $result <text:s text:c="5"/>= true =&gt; handled, false =&gt; not handled</text:p>
      <text:p text:style-name="P2"><text:s text:c="4"/><text:tab/> */</text:p>
      <text:p text:style-name="P2"><text:s text:c="4"/><text:tab/>public function errorHandler($errorNumber, $message, </text:p>
      <text:p text:style-name="P2"><text:tab/><text:tab/><text:tab/><text:tab/><text:tab/><text:tab/><text:tab/> <text:s text:c="3"/>$script, </text:p>
      <text:p text:style-name="P2"><text:tab/><text:tab/><text:tab/><text:tab/><text:tab/><text:tab/><text:tab/> <text:s text:c="3"/>$lineNumber, </text:p>
      <text:p text:style-name="P2"><text:tab/><text:tab/><text:tab/><text:tab/><text:tab/><text:tab/><text:tab/> <text:s text:c="3"/>$variables)</text:p>
      <text:p text:style-name="P2"><text:s text:c="4"/><text:tab/>{</text:p>
      <text:p text:style-name="P2"><text:s text:c="4"/><text:tab/><text:tab/>if ((! $this-&gt;initialized) || (! $this-&gt;errorHandlerSet))</text:p>
      <text:p text:style-name="P2"><text:s text:c="4"/><text:tab/><text:tab/>{</text:p>
      <text:p text:style-name="P2"><text:s text:c="4"/><text:tab/><text:tab/><text:tab/>return false;</text:p>
      <text:p text:style-name="P2"><text:s text:c="4"/><text:tab/><text:tab/>}</text:p>
      <text:p text:style-name="P2"/>
      <text:p text:style-name="P2"><text:soft-page-break/><text:s text:c="2"/><text:tab/> <text:s/><text:tab/>//</text:p>
      <text:p text:style-name="P2"><text:s text:c="2"/><text:tab/> <text:s/><text:tab/>//<text:tab/>check if okay to ignore errors</text:p>
      <text:p text:style-name="P2"><text:s text:c="2"/><text:tab/> <text:s/><text:tab/>//</text:p>
      <text:p text:style-name="P2"><text:s text:c="2"/><text:tab/> <text:s/><text:tab/>//<text:tab/>This can be achieved by setting $reportErrors false</text:p>
      <text:p text:style-name="P2"><text:s text:c="2"/><text:tab/> <text:s/><text:tab/>//</text:p>
      <text:p text:style-name="P2"><text:tab/> <text:s/><text:tab/>if ((! $this-&gt;reportErrors)<text:tab/><text:tab/><text:tab/><text:tab/><text:tab/>||</text:p>
      <text:p text:style-name="P2"><text:tab/> <text:s/><text:tab/> <text:s text:c="3"/>($this-&gt;phpErrorLevel == 0)<text:tab/><text:tab/><text:tab/> <text:s text:c="12"/><text:tab/>||</text:p>
      <text:p text:style-name="P2"><text:tab/> <text:s/><text:tab/> <text:s text:c="3"/>((! $this-&gt;logErrors) &amp;&amp; (! $this-&gt;displayErrors))<text:tab/>||</text:p>
      <text:p text:style-name="P2"><text:tab/> <text:s/><text:tab/> <text:s text:c="3"/>(! array_key_exists($errorNumber, self::$errorType))<text:tab/>||</text:p>
      <text:p text:style-name="P2"><text:tab/> <text:s/><text:tab/> <text:s text:c="3"/>(! ($this-&gt;phpErrorLevel &amp; $errorNumber)))</text:p>
      <text:p text:style-name="P2"><text:tab/> <text:s/><text:tab/>{</text:p>
      <text:p text:style-name="P2"><text:tab/> <text:s text:c="2"/><text:tab/><text:tab/>return true;</text:p>
      <text:p text:style-name="P2"><text:tab/> <text:s/><text:tab/>}</text:p>
      <text:p text:style-name="P2"/>
      <text:p text:style-name="P2"><text:tab/> <text:s/><text:tab/>$this-&gt;errorBuffer = '';</text:p>
      <text:p text:style-name="P2"/>
      <text:p text:style-name="P2"><text:tab/> <text:s/><text:tab/>if ($this-&gt;formatXML)</text:p>
      <text:p text:style-name="P2"><text:tab/> <text:s/><text:tab/>{</text:p>
      <text:p text:style-name="P2"><text:s text:c="8"/><text:tab/><text:tab/>$this-&gt;bufferLine("&lt;errorentry&gt;");</text:p>
      <text:p text:style-name="P2"><text:s text:c="8"/><text:tab/><text:tab/>$this-&gt;bufferLine("\t&lt;datetime&gt;" . date("Y-m-d H:i:s (T)") </text:p>
      <text:p text:style-name="P2"><text:tab/><text:tab/><text:tab/><text:tab/><text:tab/><text:tab/><text:tab/><text:tab/> . "&lt;/datetime&gt;");</text:p>
      <text:p text:style-name="P2"><text:s text:c="8"/><text:tab/><text:tab/>$this-&gt;bufferLine("\t&lt;errornum&gt;" . $errorNumber . "&lt;/errornum&gt;");</text:p>
      <text:p text:style-name="P2"><text:s text:c="7"/><text:tab/> <text:tab/>$this-&gt;bufferLine("\t&lt;errortype&gt;" . self::$errorType[$errorNumber] </text:p>
      <text:p text:style-name="P2"><text:tab/><text:tab/><text:tab/><text:tab/><text:tab/><text:tab/><text:tab/><text:tab/> <text:s/>. "&lt;/errortype&gt;");</text:p>
      <text:p text:style-name="P2"><text:s text:c="8"/><text:tab/><text:tab/>$this-&gt;bufferLine("\t&lt;errormsg&gt;" . $message . "&lt;/errormsg&gt;");</text:p>
      <text:p text:style-name="P2"><text:s text:c="8"/><text:tab/><text:tab/>$this-&gt;bufferLine("\t&lt;scriptname&gt;" . $script . "&lt;/scriptname&gt;");</text:p>
      <text:p text:style-name="P2"><text:s text:c="8"/><text:tab/><text:tab/>$this-&gt;bufferLine("\t&lt;scriptlinenum&gt;" . $lineNumber </text:p>
      <text:p text:style-name="P2"><text:tab/><text:tab/><text:tab/><text:tab/><text:tab/><text:tab/><text:tab/><text:tab/> <text:s text:c="4"/>. "&lt;/scriptlinenum&gt;");</text:p>
      <text:p text:style-name="P2"/>
      <text:p text:style-name="P2"><text:tab/> <text:s text:c="3"/><text:tab/><text:tab/>if (isset($variables) &amp;&amp; (in_array($errorNumber, </text:p>
      <text:p text:style-name="P2"><text:tab/><text:tab/><text:tab/><text:tab/><text:tab/><text:tab/><text:tab/><text:tab/> <text:s/>array(E_USER_ERROR, </text:p>
      <text:p text:style-name="P2"><text:tab/><text:tab/><text:tab/><text:tab/><text:tab/><text:tab/><text:tab/><text:tab/><text:tab/> <text:s/>E_USER_WARNING,</text:p>
      <text:p text:style-name="P2"><text:tab/><text:tab/><text:tab/><text:tab/><text:tab/><text:tab/><text:tab/><text:tab/><text:tab/> <text:s/>E_USER_NOTICE))))</text:p>
      <text:p text:style-name="P2"><text:tab/> <text:s text:c="3"/><text:tab/><text:tab/>{</text:p>
      <text:p text:style-name="P2"><text:s text:c="10"/><text:tab/><text:tab/><text:tab/>$this-&gt;bufferLine("\t&lt;vartrace&gt;" </text:p>
      <text:p text:style-name="P2"><text:tab/><text:tab/><text:tab/><text:tab/><text:tab/><text:tab/> <text:s text:c="4"/>. wddx_serialize_value($variables,</text:p>
      <text:p text:style-name="P2"><text:s/><text:tab/><text:tab/><text:tab/><text:tab/><text:tab/><text:tab/><text:tab/><text:tab/><text:tab/> <text:s text:c="7"/>"Variables") </text:p>
      <text:p text:style-name="P2"><text:tab/><text:tab/><text:tab/><text:tab/><text:tab/><text:tab/> <text:s text:c="4"/>. "&lt;/vartrace&gt;");</text:p>
      <text:p text:style-name="P2"><text:tab/> <text:s text:c="3"/><text:tab/><text:tab/>}</text:p>
      <text:p text:style-name="P2"/>
      <text:p text:style-name="P2"><text:s text:c="8"/><text:tab/><text:tab/>$this-&gt;bufferLine("&lt;/errorentry&gt;");</text:p>
      <text:p text:style-name="P2"><text:tab/> <text:s/><text:tab/>}</text:p>
      <text:p text:style-name="P2"><text:tab/> <text:s/><text:tab/>elseif ($this-&gt;displayErrors)</text:p>
      <text:p text:style-name="P2"><text:tab/> <text:s text:c="3"/><text:tab/>{</text:p>
      <text:p text:style-name="P2"><text:tab/> <text:s text:c="5"/><text:tab/><text:tab/>$this-&gt;bufferLine(sprintf("Error %s(%u) = %s (Line #%u of %s)",</text:p>
      <text:p text:style-name="P2"><text:tab/> <text:s text:c="28"/><text:tab/> <text:s text:c="5"/>self::$errorType[$errorNumber],</text:p>
      <text:p text:style-name="P2"><text:tab/><text:tab/><text:tab/><text:tab/><text:tab/><text:tab/><text:tab/> <text:s text:c="4"/><text:tab/><text:tab/> <text:s text:c="2"/>$errorNumber,</text:p>
      <text:p text:style-name="P2"><text:tab/><text:tab/><text:tab/><text:tab/><text:tab/><text:tab/><text:tab/> <text:s text:c="4"/><text:tab/> <text:s text:c="9"/>$message,</text:p>
      <text:p text:style-name="P2"><text:tab/><text:tab/><text:tab/><text:tab/><text:tab/><text:tab/><text:tab/> <text:s text:c="4"/><text:tab/> <text:s text:c="9"/>$lineNumber,</text:p>
      <text:p text:style-name="P2"><text:tab/><text:tab/><text:tab/><text:tab/><text:tab/><text:tab/><text:tab/> <text:s text:c="4"/><text:tab/> <text:s text:c="9"/>$script));</text:p>
      <text:p text:style-name="P2"><text:tab/> <text:s/><text:tab/>}</text:p>
      <text:p text:style-name="P2"/>
      <text:p text:style-name="P2"/>
      <text:p text:style-name="P28"><text:tab/> <text:s/><text:tab/>if ($this-&gt;logErrors)</text:p>
      <text:p text:style-name="P2"><text:tab/> <text:s/><text:tab/>{</text:p>
      <text:p text:style-name="P2"><text:tab/> <text:s/><text:tab/><text:tab/>if ($this-&gt;logDevice == self::LOG_HANDLER)</text:p>
      <text:p text:style-name="P2"><text:tab/> <text:s/><text:tab/><text:tab/>{</text:p>
      <text:p text:style-name="P2"><text:tab/> <text:s/><text:tab/><text:tab/><text:tab/>$this-&gt;logMessage($this-&gt;errorBuffer);</text:p>
      <text:p text:style-name="P2"><text:tab/> <text:s/><text:tab/><text:tab/>}</text:p>
      <text:p text:style-name="P2"><text:tab/> <text:s/><text:tab/><text:tab/>else</text:p>
      <text:p text:style-name="P2"><text:tab/> <text:s/><text:tab/><text:tab/>{</text:p>
      <text:p text:style-name="P2"><text:s text:c="8"/><text:tab/><text:tab/><text:tab/>error_log($this-&gt;errorBuffer, $this-&gt;logDevice, </text:p>
      <text:p text:style-name="P2"><text:tab/><text:tab/><text:tab/><text:tab/><text:tab/><text:tab/><text:tab/><text:tab/> <text:s text:c="3"/>$this-&gt;logFileName);</text:p>
      <text:p text:style-name="P2"><text:tab/> <text:s/><text:tab/><text:tab/>}</text:p>
      <text:p text:style-name="P2"><text:tab/> <text:s/><text:tab/>}</text:p>
      <text:p text:style-name="P2"/>
      <text:p text:style-name="P2"><text:tab/> <text:s/><text:tab/>if ($this-&gt;displayErrors)</text:p>
      <text:p text:style-name="P2"><text:tab/> <text:s/><text:tab/>{</text:p>
      <text:p text:style-name="P2"><text:s text:c="8"/><text:tab/><text:tab/>print $this-&gt;errorBuffer;</text:p>
      <text:p text:style-name="P2"><text:tab/> <text:s/><text:tab/>}</text:p>
      <text:p text:style-name="P2"/>
      <text:p text:style-name="P2"><text:tab/> <text:s/><text:tab/>if ($this-&gt;exceptionsEnabled)</text:p>
      <text:p text:style-name="P2"><text:tab/> <text:s/><text:tab/>{</text:p>
      <text:p text:style-name="P2"><text:tab/> <text:s/><text:tab/><text:tab/>throw new Exception($this-&gt;errorBuffer,</text:p>
      <text:p text:style-name="P2"><text:s/><text:tab/><text:tab/><text:tab/><text:tab/><text:tab/><text:tab/> Library\Error::code('PhpRuntimeError'));</text:p>
      <text:p text:style-name="P2"><text:tab/> <text:s/><text:tab/>}</text:p>
      <text:p text:style-name="P2"/>
      <text:p text:style-name="P2"><text:tab/> <text:s/><text:tab/>return true;</text:p>
      <text:p text:style-name="P2"><text:tab/>}</text:p>
      <text:p text:style-name="P2"/>
      <text:p text:style-name="P2"><text:tab/>/**</text:p>
      <text:p text:style-name="P2"><text:tab/> * setHandler</text:p>
      <text:p text:style-name="P2"><text:tab/> *</text:p>
      <text:p text:style-name="P2"><text:tab/> * set the error_reporting handler</text:p>
      <text:p text:style-name="P2"><text:tab/> * <text:span text:style-name="T2">@param</text:span> integer $phpErrorLevel = (optional) error level, null to use current</text:p>
      <text:p text:style-name="P2"><text:tab/> * <text:span text:style-name="T2">@return</text:span> null</text:p>
      <text:p text:style-name="P2"><text:tab/> */</text:p>
      <text:p text:style-name="P2"><text:tab/>public function setHandler($phpErrorLevel = null)</text:p>
      <text:p text:style-name="P2"><text:tab/>{</text:p>
      <text:p text:style-name="P2"><text:tab/><text:tab/>error_reporting(0);</text:p>
      <text:p text:style-name="P2"/>
      <text:p text:style-name="P2"><text:tab/><text:tab/>if ($phpErrorLevel !== null)</text:p>
      <text:p text:style-name="P2"><text:tab/><text:tab/>{</text:p>
      <text:p text:style-name="P2"><text:tab/><text:tab/><text:tab/>set_error_handler(array($this, "errorHandler"), </text:p>
      <text:p text:style-name="P2"><text:tab/><text:tab/><text:tab/><text:tab/><text:tab/> <text:s text:c="4"/>$this-&gt;phpErrorLevel($phpErrorLevel)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set_error_handler(array($this, "errorHandler"));</text:p>
      <text:p text:style-name="P2"><text:tab/><text:tab/>}</text:p>
      <text:p text:style-name="P2"/>
      <text:p text:style-name="P2"><text:tab/><text:tab/>$this-&gt;errorHandlerSet = true;</text:p>
      <text:p text:style-name="P2"><text:tab/>}</text:p>
      <text:p text:style-name="P2"/>
      <text:p text:style-name="P2"/>
      <text:p text:style-name="P28"><text:s text:c="4"/><text:tab/>/**</text:p>
      <text:p text:style-name="P2"><text:s text:c="4"/><text:tab/> * isInitialized</text:p>
      <text:p text:style-name="P2"><text:s text:c="4"/><text:tab/> *</text:p>
      <text:p text:style-name="P2"><text:s text:c="4"/><text:tab/> * get the state of the initialized flag</text:p>
      <text:p text:style-name="P27"><text:s text:c="4"/><text:tab/> * <text:span text:style-name="T2">@param</text:span> boolean $oktoinit = (optional) ok to initialize if true and not init'ed,</text:p>
      <text:p text:style-name="P27"><text:tab/> * <text:s text:c="38"/>false = not okay if not init'ed</text:p>
      <text:p text:style-name="P2"><text:s text:c="4"/><text:tab/> * <text:span text:style-name="T2">@return</text:span> boolean true = initialized, false = not initialized</text:p>
      <text:p text:style-name="P2"><text:s text:c="4"/><text:tab/> */</text:p>
      <text:p text:style-name="P2"><text:s text:c="4"/><text:tab/>public function isInitialized($oktoinit=true)</text:p>
      <text:p text:style-name="P2"><text:s text:c="4"/><text:tab/>{</text:p>
      <text:p text:style-name="P2"><text:s text:c="4"/><text:tab/><text:tab/>if (! $this-&gt;initialized)</text:p>
      <text:p text:style-name="P2"><text:s text:c="4"/><text:tab/><text:tab/>{</text:p>
      <text:p text:style-name="P2"><text:s text:c="4"/><text:tab/><text:tab/><text:tab/>if (! $oktoinit)</text:p>
      <text:p text:style-name="P2"><text:s text:c="4"/><text:tab/><text:tab/><text:tab/>{</text:p>
      <text:p text:style-name="P2"><text:s text:c="4"/><text:tab/><text:tab/><text:tab/><text:tab/>return false;</text:p>
      <text:p text:style-name="P2"><text:s text:c="4"/><text:tab/><text:tab/><text:tab/>}</text:p>
      <text:p text:style-name="P2"/>
      <text:p text:style-name="P2"><text:s text:c="4"/><text:tab/><text:tab/><text:tab/>$this-&gt;initialize();</text:p>
      <text:p text:style-name="P2"><text:s text:c="4"/><text:tab/><text:tab/>}</text:p>
      <text:p text:style-name="P2"/>
      <text:p text:style-name="P2"><text:s text:c="4"/><text:tab/><text:tab/>return true;</text:p>
      <text:p text:style-name="P2"><text:s text:c="4"/><text:tab/>}</text:p>
      <text:p text:style-name="P2"/>
      <text:p text:style-name="P2"><text:s text:c="4"/><text:tab/>/**</text:p>
      <text:p text:style-name="P2"><text:s text:c="4"/><text:tab/> * initialize</text:p>
      <text:p text:style-name="P2"><text:s text:c="4"/><text:tab/> *</text:p>
      <text:p text:style-name="P2"><text:s text:c="4"/><text:tab/> * initialize (or re-initialize) the error settings</text:p>
      <text:p text:style-name="P2"><text:s text:c="4"/><text:tab/> * <text:span text:style-name="T2">@return</text:span> null</text:p>
      <text:p text:style-name="P2"><text:s text:c="4"/><text:tab/> */</text:p>
      <text:p text:style-name="P2"><text:s text:c="4"/><text:tab/>public function initialize()</text:p>
      <text:p text:style-name="P2"><text:s text:c="4"/><text:tab/>{</text:p>
      <text:p text:style-name="P2"><text:tab/> <text:s/><text:tab/>if ($this-&gt;phpErrorLevel == 0)</text:p>
      <text:p text:style-name="P2"><text:tab/> <text:s/><text:tab/>{</text:p>
      <text:p text:style-name="P2"><text:tab/> <text:s/><text:tab/><text:tab/>error_reporting($this-&gt;phpErrorLevel(0));</text:p>
      <text:p text:style-name="P2"><text:tab/> <text:s/><text:tab/>}</text:p>
      <text:p text:style-name="P2"/>
      <text:p text:style-name="P2"><text:tab/><text:tab/>if (! $this-&gt;errorHandlerSet)</text:p>
      <text:p text:style-name="P2"><text:tab/><text:tab/>{</text:p>
      <text:p text:style-name="P2"><text:tab/> <text:s/><text:tab/><text:tab/>$this-&gt;setHandler();</text:p>
      <text:p text:style-name="P2"><text:tab/><text:tab/>}</text:p>
      <text:p text:style-name="P2"/>
      <text:p text:style-name="P2"><text:s text:c="4"/><text:tab/><text:tab/>$this-&gt;initialized = true;</text:p>
      <text:p text:style-name="P2"><text:s text:c="4"/><text:tab/>}</text:p>
      <text:p text:style-name="P2"/>
      <text:p text:style-name="P2"><text:s text:c="4"/><text:tab/>/**</text:p>
      <text:p text:style-name="P2"><text:s text:c="4"/><text:tab/> * reportErrors</text:p>
      <text:p text:style-name="P2"><text:s text:c="4"/><text:tab/> *</text:p>
      <text:p text:style-name="P2"><text:s text:c="4"/><text:tab/> * get/set reportErrors flag</text:p>
      <text:p text:style-name="P2"><text:s text:c="4"/><text:tab/> * <text:span text:style-name="T2">@param</text:span> boolean $report = (optional) true = set, false = reset, null = query</text:p>
      <text:p text:style-name="P2"><text:s text:c="4"/><text:tab/> * <text:span text:style-name="T2">@return</text:span> boolean $reportErrors</text:p>
      <text:p text:style-name="P2"><text:s text:c="4"/><text:tab/> */</text:p>
      <text:p text:style-name="P2"><text:s text:c="4"/><text:tab/>public function reportErrors($report=null)</text:p>
      <text:p text:style-name="P2"><text:s text:c="4"/><text:tab/>{</text:p>
      <text:p text:style-name="P2"><text:s text:c="6"/><text:tab/><text:tab/>if ($report !== null)</text:p>
      <text:p text:style-name="P2"><text:s text:c="6"/><text:tab/><text:tab/>{</text:p>
      <text:p text:style-name="P2"><text:s text:c="4"/><text:tab/><text:tab/><text:tab/>$this-&gt;reportErrors = $report;</text:p>
      <text:p text:style-name="P2"><text:s text:c="6"/><text:tab/><text:tab/>}</text:p>
      <text:p text:style-name="P2"/>
      <text:p text:style-name="P2"><text:s text:c="6"/><text:tab/><text:tab/>return $this-&gt;reportErrors;</text:p>
      <text:p text:style-name="P2"><text:s text:c="4"/><text:tab/>}</text:p>
      <text:p text:style-name="P2"/>
      <text:p text:style-name="P2"><text:soft-page-break/><text:tab/>/**</text:p>
      <text:p text:style-name="P2"><text:s text:c="4"/><text:tab/> * phpErrorLevel</text:p>
      <text:p text:style-name="P2"><text:s text:c="4"/><text:tab/> *</text:p>
      <text:p text:style-name="P2"><text:s text:c="4"/><text:tab/> * get/set the phpErrorLevel</text:p>
      <text:p text:style-name="P27"><text:s text:c="4"/><text:tab/> * <text:span text:style-name="T2">@param</text:span> integer $phpErrorLevel = (optional) minimum error level to report,</text:p>
      <text:p text:style-name="P27"><text:tab/> * <text:s text:c="43"/>null to query</text:p>
      <text:p text:style-name="P2"><text:s text:c="4"/><text:tab/> * <text:span text:style-name="T2">@return</text:span> integer $phpErrorLevel</text:p>
      <text:p text:style-name="P2"><text:s text:c="4"/><text:tab/> */</text:p>
      <text:p text:style-name="P2"><text:s text:c="4"/><text:tab/>public function phpErrorLevel($phpErrorLevel=null)</text:p>
      <text:p text:style-name="P2"><text:s text:c="4"/><text:tab/>{</text:p>
      <text:p text:style-name="P2"><text:s text:c="6"/><text:tab/><text:tab/>if ($phpErrorLevel !== null)</text:p>
      <text:p text:style-name="P2"><text:s text:c="6"/><text:tab/><text:tab/>{</text:p>
      <text:p text:style-name="P2"><text:s text:c="6"/><text:tab/><text:tab/><text:tab/>error_reporting($this-&gt;phpErrorLevel = $phpErrorLevel);</text:p>
      <text:p text:style-name="P2"><text:s text:c="6"/><text:tab/><text:tab/>}</text:p>
      <text:p text:style-name="P2"/>
      <text:p text:style-name="P2"><text:tab/><text:tab/>return $this-&gt;phpErrorLevel;</text:p>
      <text:p text:style-name="P2"><text:s text:c="4"/><text:tab/>}</text:p>
      <text:p text:style-name="P2"/>
      <text:p text:style-name="P2"><text:s text:c="4"/><text:tab/>/**</text:p>
      <text:p text:style-name="P2"><text:s text:c="4"/><text:tab/> * errorBits</text:p>
      <text:p text:style-name="P2"><text:s text:c="4"/><text:tab/> *</text:p>
      <text:p text:style-name="P2"><text:s text:c="4"/><text:tab/> * set/reset phpErrorLevel bits</text:p>
      <text:p text:style-name="P2"><text:s text:c="4"/><text:tab/> * <text:span text:style-name="T2">@param</text:span> boolean $setReset = (optional) set = true (default), reset = false</text:p>
      <text:p text:style-name="P2"><text:s text:c="4"/><text:tab/> * <text:span text:style-name="T2">@return</text:span> integer $phpErrorLevel</text:p>
      <text:p text:style-name="P2"><text:s text:c="4"/><text:tab/> */</text:p>
      <text:p text:style-name="P2"><text:s text:c="4"/><text:tab/>public function errorBits($setReset=true)</text:p>
      <text:p text:style-name="P2"><text:s text:c="4"/><text:tab/>{</text:p>
      <text:p text:style-name="P2"><text:tab/><text:tab/>if (func_num_args() &gt; 1)</text:p>
      <text:p text:style-name="P2"><text:tab/><text:tab/>{</text:p>
      <text:p text:style-name="P2"><text:tab/><text:tab/><text:tab/>$arguements = array_slice(func_get_args(),1);</text:p>
      <text:p text:style-name="P2"><text:tab/><text:tab/><text:tab/>foreach($arguements as $index =&gt; $value)</text:p>
      <text:p text:style-name="P2"><text:tab/><text:tab/><text:tab/>{</text:p>
      <text:p text:style-name="P2"><text:tab/><text:tab/><text:tab/><text:tab/>switch($setReset)</text:p>
      <text:p text:style-name="P2"><text:tab/><text:tab/><text:tab/><text:tab/>{</text:p>
      <text:p text:style-name="P2"><text:tab/><text:tab/><text:tab/><text:tab/>default:</text:p>
      <text:p text:style-name="P2"><text:tab/><text:tab/><text:tab/><text:tab/>case true:</text:p>
      <text:p text:style-name="P2"><text:tab/><text:tab/><text:tab/><text:tab/><text:tab/>$this-&gt;phpErrorLevel = $this-&gt;phpErrorLevel | $value;</text:p>
      <text:p text:style-name="P2"><text:tab/><text:tab/><text:tab/><text:tab/><text:tab/>break;</text:p>
      <text:p text:style-name="P2"/>
      <text:p text:style-name="P2"><text:tab/><text:tab/><text:tab/><text:tab/>case false:</text:p>
      <text:p text:style-name="P2"><text:tab/><text:tab/><text:tab/><text:tab/><text:tab/>$this-&gt;phpErrorLevel = $this-&gt;phpErrorLevel &amp; ~$value;</text:p>
      <text:p text:style-name="P2"><text:tab/><text:tab/><text:tab/><text:tab/><text:tab/>break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/>
      <text:p text:style-name="P2"><text:tab/><text:tab/>return $this-&gt;phpErrorLevel;</text:p>
      <text:p text:style-name="P2"><text:s text:c="4"/><text:tab/>}</text:p>
      <text:p text:style-name="P2"/>
      <text:p text:style-name="P2"/>
      <text:p text:style-name="P28"><text:s text:c="4"/><text:tab/>/**</text:p>
      <text:p text:style-name="P2"><text:s text:c="4"/><text:tab/> * logMessage</text:p>
      <text:p text:style-name="P2"><text:s text:c="4"/><text:tab/> *</text:p>
      <text:p text:style-name="P2"><text:s text:c="4"/><text:tab/> * Write the error message to the Library\Log class</text:p>
      <text:p text:style-name="P2"><text:s text:c="4"/><text:tab/> * <text:span text:style-name="T2">@param</text:span> string $message = message to log</text:p>
      <text:p text:style-name="P2"><text:s text:c="4"/><text:tab/> * <text:span text:style-name="T2">@throws</text:span> Library\Log\Exception</text:p>
      <text:p text:style-name="P2"><text:s text:c="4"/><text:tab/> */</text:p>
      <text:p text:style-name="P2"><text:s text:c="4"/><text:tab/>protected function logMessage($message)</text:p>
      <text:p text:style-name="P2"><text:s text:c="4"/><text:tab/>{</text:p>
      <text:p text:style-name="P2"><text:s text:c="4"/><text:tab/><text:tab/>\Library\Log::message($message, $this-&gt;logLevel);</text:p>
      <text:p text:style-name="P2"/>
      <text:p text:style-name="P2"><text:s text:c="4"/><text:tab/><text:tab/>if (count($this-&gt;additionalLogs) &gt; 0)</text:p>
      <text:p text:style-name="P2"><text:s text:c="4"/><text:tab/><text:tab/>{</text:p>
      <text:p text:style-name="P2"><text:s text:c="4"/><text:tab/><text:tab/><text:tab/>foreach($this-&gt;additionalLogs as $logNumber =&gt; $logger)</text:p>
      <text:p text:style-name="P2"><text:s text:c="4"/><text:tab/><text:tab/><text:tab/>{</text:p>
      <text:p text:style-name="P2"><text:s text:c="4"/><text:tab/><text:tab/><text:tab/><text:tab/>$logger-&gt;log($message, 'error');</text:p>
      <text:p text:style-name="P2"><text:s text:c="4"/><text:tab/><text:tab/><text:tab/>}</text:p>
      <text:p text:style-name="P2"><text:s text:c="4"/><text:tab/><text:tab/>}</text:p>
      <text:p text:style-name="P2"><text:s text:c="4"/><text:tab/>}</text:p>
      <text:p text:style-name="P2"/>
      <text:p text:style-name="P2"><text:s text:c="4"/><text:tab/>/**</text:p>
      <text:p text:style-name="P2"><text:s text:c="4"/><text:tab/> * logDevice</text:p>
      <text:p text:style-name="P2"><text:s text:c="4"/><text:tab/> *</text:p>
      <text:p text:style-name="P2"><text:s text:c="4"/><text:tab/> * set/get the logDevice</text:p>
      <text:p text:style-name="P2"><text:s text:c="4"/><text:tab/> * <text:span text:style-name="T2">@param</text:span> integer $logDevice = (optional) log device, null to query</text:p>
      <text:p text:style-name="P2"><text:s text:c="4"/><text:tab/> * <text:span text:style-name="T2">@return</text:span> integer $logDevice</text:p>
      <text:p text:style-name="P2"><text:s text:c="4"/><text:tab/> */</text:p>
      <text:p text:style-name="P2"><text:s text:c="4"/><text:tab/>public function logDevice($logDevice=null)</text:p>
      <text:p text:style-name="P2"><text:s text:c="4"/><text:tab/>{</text:p>
      <text:p text:style-name="P2"><text:s text:c="4"/><text:tab/><text:tab/>if ($logDevice !== null)</text:p>
      <text:p text:style-name="P2"><text:s text:c="4"/><text:tab/><text:tab/>{</text:p>
      <text:p text:style-name="P2"><text:s text:c="4"/><text:tab/><text:tab/><text:tab/>$this-&gt;logDevice = $logDevice;</text:p>
      <text:p text:style-name="P2"><text:s text:c="4"/><text:tab/><text:tab/>}</text:p>
      <text:p text:style-name="P2"/>
      <text:p text:style-name="P2"><text:s text:c="4"/><text:tab/><text:tab/>return $this-&gt;logDevice;</text:p>
      <text:p text:style-name="P2"><text:s text:c="4"/><text:tab/>}</text:p>
      <text:p text:style-name="P2"/>
      <text:p text:style-name="P2"><text:s text:c="4"/><text:tab/>/**</text:p>
      <text:p text:style-name="P2"><text:s text:c="4"/><text:tab/> * additionalLog</text:p>
      <text:p text:style-name="P2"><text:s text:c="4"/><text:tab/> *</text:p>
      <text:p text:style-name="P2"><text:s text:c="4"/><text:tab/> * Add an additional log stream to log to</text:p>
      <text:p text:style-name="P2"><text:s text:c="4"/><text:tab/> * <text:span text:style-name="T2">@param</text:span> object $logger = additional log stream</text:p>
      <text:p text:style-name="P2"><text:s text:c="4"/><text:tab/> */</text:p>
      <text:p text:style-name="P2"><text:s text:c="4"/><text:tab/>public function additionalLog($logger)</text:p>
      <text:p text:style-name="P2"><text:s text:c="4"/><text:tab/>{</text:p>
      <text:p text:style-name="P2"><text:s text:c="4"/><text:tab/><text:tab/>array_push($this-&gt;additionalLogs, $logger);</text:p>
      <text:p text:style-name="P2"><text:s text:c="4"/><text:tab/>}</text:p>
      <text:p text:style-name="P2"/>
      <text:p text:style-name="P2"><text:s text:c="4"/><text:tab/>/**</text:p>
      <text:p text:style-name="P2"><text:s text:c="4"/><text:tab/> * deleteAdditionalLog</text:p>
      <text:p text:style-name="P2"><text:s text:c="4"/><text:tab/> *</text:p>
      <text:p text:style-name="P2"><text:s text:c="4"/><text:tab/> * Delete a logger from the additional log streams</text:p>
      <text:p text:style-name="P2"><text:s text:c="4"/><text:tab/> * <text:span text:style-name="T2">@param</text:span> object $logger = log stream to delete</text:p>
      <text:p text:style-name="P2"><text:s text:c="4"/><text:tab/> */</text:p>
      <text:p text:style-name="P2"><text:s text:c="4"/><text:tab/>public function deleteAdditionalLog($logger)</text:p>
      <text:p text:style-name="P2"><text:s text:c="4"/><text:tab/>{</text:p>
      <text:p text:style-name="P2"><text:s text:c="4"/><text:tab/><text:tab/>if ($key = array_search($logger, $this-&gt;additionalLogs))</text:p>
      <text:p text:style-name="P2"><text:s text:c="4"/><text:tab/><text:tab/>{</text:p>
      <text:p text:style-name="P2"><text:s text:c="4"/><text:tab/><text:tab/><text:tab/>unset($this-&gt;additionalLogs[$key]);</text:p>
      <text:p text:style-name="P2"><text:s text:c="4"/><text:tab/><text:tab/>}</text:p>
      <text:p text:style-name="P2"><text:s text:c="4"/><text:tab/>}</text:p>
      <text:p text:style-name="P2"><text:soft-page-break/></text:p>
      <text:p text:style-name="P2"><text:s text:c="4"/><text:tab/>/**</text:p>
      <text:p text:style-name="P2"><text:s text:c="4"/><text:tab/> * logFileName</text:p>
      <text:p text:style-name="P2"><text:s text:c="4"/><text:tab/> *</text:p>
      <text:p text:style-name="P2"><text:s text:c="4"/><text:tab/> * get/set the log file name</text:p>
      <text:p text:style-name="P2"><text:s text:c="4"/><text:tab/> * <text:span text:style-name="T2">@param</text:span> string $logFileName = (optional) log file name, null to query</text:p>
      <text:p text:style-name="P2"><text:s text:c="4"/><text:tab/> * <text:span text:style-name="T2">@return</text:span> string $logFileName</text:p>
      <text:p text:style-name="P2"><text:s text:c="4"/><text:tab/> */</text:p>
      <text:p text:style-name="P2"><text:s text:c="4"/><text:tab/>public function logFileName($logFileName=null)</text:p>
      <text:p text:style-name="P2"><text:s text:c="4"/><text:tab/>{</text:p>
      <text:p text:style-name="P2"><text:s text:c="6"/><text:tab/><text:tab/>if ($logFileName !== null)</text:p>
      <text:p text:style-name="P2"><text:s text:c="6"/><text:tab/><text:tab/>{</text:p>
      <text:p text:style-name="P2"><text:s text:c="6"/><text:tab/><text:tab/><text:tab/>$this-&gt;logFileName = $logFileName;</text:p>
      <text:p text:style-name="P2"><text:s text:c="6"/><text:tab/><text:tab/>}</text:p>
      <text:p text:style-name="P2"/>
      <text:p text:style-name="P2"><text:tab/> <text:s text:c="5"/><text:tab/>return $this-&gt;logFileName;</text:p>
      <text:p text:style-name="P2"><text:s text:c="4"/><text:tab/>}</text:p>
      <text:p text:style-name="P2"/>
      <text:p text:style-name="P2"><text:s text:c="4"/><text:tab/>/**</text:p>
      <text:p text:style-name="P2"><text:s text:c="4"/><text:tab/> * logLevel</text:p>
      <text:p text:style-name="P2"><text:s text:c="4"/><text:tab/> *</text:p>
      <text:p text:style-name="P2"><text:s text:c="4"/><text:tab/> * Set/get the log level for logging</text:p>
      <text:p text:style-name="P2"><text:s text:c="4"/><text:tab/> * <text:span text:style-name="T2">@param</text:span> integer $level = (optional) log level to set, null to get only</text:p>
      <text:p text:style-name="P2"><text:s text:c="4"/><text:tab/> * <text:span text:style-name="T2">@return</text:span> integer $level</text:p>
      <text:p text:style-name="P2"><text:s text:c="4"/><text:tab/> */</text:p>
      <text:p text:style-name="P2"><text:s text:c="4"/><text:tab/>public function logLevel($level=null)</text:p>
      <text:p text:style-name="P2"><text:s text:c="4"/><text:tab/>{</text:p>
      <text:p text:style-name="P2"><text:s text:c="4"/><text:tab/><text:tab/>if ($level !== null)</text:p>
      <text:p text:style-name="P2"><text:s text:c="4"/><text:tab/><text:tab/>{</text:p>
      <text:p text:style-name="P2"><text:s text:c="4"/><text:tab/><text:tab/><text:tab/>$this-&gt;logLevel = $level;</text:p>
      <text:p text:style-name="P2"><text:s text:c="4"/><text:tab/><text:tab/>}</text:p>
      <text:p text:style-name="P2"/>
      <text:p text:style-name="P2"><text:s text:c="4"/><text:tab/><text:tab/>return $this-&gt;logLevel;</text:p>
      <text:p text:style-name="P2"><text:s text:c="4"/><text:tab/>}</text:p>
      <text:p text:style-name="P2"/>
      <text:p text:style-name="P2"><text:s text:c="4"/><text:tab/>/**</text:p>
      <text:p text:style-name="P2"><text:s text:c="4"/><text:tab/> * logErrors</text:p>
      <text:p text:style-name="P2"><text:s text:c="4"/><text:tab/> *</text:p>
      <text:p text:style-name="P2"><text:s text:c="4"/><text:tab/> * get/set the logErrors flag</text:p>
      <text:p text:style-name="P2"><text:s text:c="4"/><text:tab/> * <text:span text:style-name="T2">@param</text:span> boolean $logErrors = (optional) true to set, false to reset, null to query</text:p>
      <text:p text:style-name="P2"><text:s text:c="4"/><text:tab/> * <text:span text:style-name="T2">@return</text:span> boolean $logErrors</text:p>
      <text:p text:style-name="P2"><text:s text:c="4"/><text:tab/> */</text:p>
      <text:p text:style-name="P2"><text:s text:c="4"/><text:tab/>public function logErrors($logErrors=null)</text:p>
      <text:p text:style-name="P2"><text:s text:c="4"/><text:tab/>{</text:p>
      <text:p text:style-name="P2"><text:s text:c="6"/><text:tab/><text:tab/>if ($logErrors !== null)</text:p>
      <text:p text:style-name="P2"><text:s text:c="6"/><text:tab/><text:tab/>{</text:p>
      <text:p text:style-name="P2"><text:s text:c="6"/><text:tab/><text:tab/><text:tab/>$this-&gt;logErrors = $logErrors;</text:p>
      <text:p text:style-name="P2"><text:s text:c="6"/><text:tab/><text:tab/>}</text:p>
      <text:p text:style-name="P2"/>
      <text:p text:style-name="P2"><text:s text:c="6"/><text:tab/><text:tab/>return $this-&gt;logErrors;</text:p>
      <text:p text:style-name="P2"><text:s text:c="4"/><text:tab/>}</text:p>
      <text:p text:style-name="P2"/>
      <text:p text:style-name="P2"/>
      <text:p text:style-name="P28"><text:s text:c="4"/><text:tab/>/**</text:p>
      <text:p text:style-name="P2"><text:s text:c="4"/><text:tab/> * displayErrors</text:p>
      <text:p text:style-name="P2"><text:s text:c="4"/><text:tab/> *</text:p>
      <text:p text:style-name="P2"><text:s text:c="4"/><text:tab/> * set/get displayErrors flag</text:p>
      <text:p text:style-name="P27"><text:s text:c="4"/><text:tab/> * <text:span text:style-name="T2">@param</text:span> boolean $displayErrors = (optional) true = set, false = reset,</text:p>
      <text:p text:style-name="P27"><text:tab/> * <text:s text:c="43"/>null = query</text:p>
      <text:p text:style-name="P2"><text:s text:c="4"/><text:tab/> * <text:span text:style-name="T2">@return</text:span> boolean $displayErrors</text:p>
      <text:p text:style-name="P2"><text:s text:c="4"/><text:tab/> */</text:p>
      <text:p text:style-name="P2"><text:s text:c="4"/><text:tab/>public function displayErrors($displayErrors=null)</text:p>
      <text:p text:style-name="P2"><text:s text:c="4"/><text:tab/>{</text:p>
      <text:p text:style-name="P2"><text:s text:c="6"/><text:tab/><text:tab/>if ($displayErrors !== null)</text:p>
      <text:p text:style-name="P2"><text:s text:c="6"/><text:tab/><text:tab/>{</text:p>
      <text:p text:style-name="P2"><text:s text:c="6"/><text:tab/><text:tab/><text:tab/>if ($this-&gt;displayErrors = $displayErrors)</text:p>
      <text:p text:style-name="P2"><text:s text:c="6"/><text:tab/><text:tab/><text:tab/>{</text:p>
      <text:p text:style-name="P2"><text:s text:c="6"/><text:tab/><text:tab/><text:tab/><text:tab/>ini_set('display_errors', '1');</text:p>
      <text:p text:style-name="P2"><text:s text:c="6"/><text:tab/><text:tab/><text:tab/>}</text:p>
      <text:p text:style-name="P2"><text:s text:c="6"/><text:tab/><text:tab/><text:tab/>else</text:p>
      <text:p text:style-name="P2"><text:s text:c="6"/><text:tab/><text:tab/><text:tab/>{</text:p>
      <text:p text:style-name="P2"><text:s text:c="6"/><text:tab/><text:tab/><text:tab/><text:tab/>ini_set('display_errors', '0');</text:p>
      <text:p text:style-name="P2"><text:s text:c="6"/><text:tab/><text:tab/><text:tab/>}</text:p>
      <text:p text:style-name="P2"><text:s text:c="6"/><text:tab/><text:tab/>}</text:p>
      <text:p text:style-name="P2"/>
      <text:p text:style-name="P2"><text:s text:c="6"/><text:tab/><text:tab/>return $this-&gt;displayErrors;</text:p>
      <text:p text:style-name="P2"><text:s text:c="4"/><text:tab/>}</text:p>
      <text:p text:style-name="P2"/>
      <text:p text:style-name="P2"><text:s text:c="4"/><text:tab/>/**</text:p>
      <text:p text:style-name="P2"><text:s text:c="4"/><text:tab/> * formatXML</text:p>
      <text:p text:style-name="P2"><text:s text:c="4"/><text:tab/> *</text:p>
      <text:p text:style-name="P2"><text:s text:c="4"/><text:tab/> * set/get the formatXML flag</text:p>
      <text:p text:style-name="P2"><text:s text:c="4"/><text:tab/> * <text:span text:style-name="T2">@param</text:span> boolean $formatXML = (optional) true = set, false = reset, null = query</text:p>
      <text:p text:style-name="P2"><text:s text:c="4"/><text:tab/> * <text:span text:style-name="T2">@return</text:span> boolean $formatXML</text:p>
      <text:p text:style-name="P2"><text:s text:c="4"/><text:tab/> */</text:p>
      <text:p text:style-name="P2"><text:s text:c="4"/><text:tab/>public function formatXML($formatXML=null)</text:p>
      <text:p text:style-name="P2"><text:s text:c="4"/><text:tab/>{</text:p>
      <text:p text:style-name="P2"><text:s text:c="6"/><text:tab/><text:tab/>if ($formatXML !== null)</text:p>
      <text:p text:style-name="P2"><text:s text:c="6"/><text:tab/><text:tab/>{</text:p>
      <text:p text:style-name="P2"><text:s text:c="6"/><text:tab/><text:tab/><text:tab/>$this-&gt;formatXML = $formatXML;</text:p>
      <text:p text:style-name="P2"><text:s text:c="6"/><text:tab/><text:tab/>}</text:p>
      <text:p text:style-name="P2"/>
      <text:p text:style-name="P2"><text:s text:c="6"/><text:tab/><text:tab/>return $this-&gt;formatXML;</text:p>
      <text:p text:style-name="P2"><text:s text:c="4"/><text:tab/>}</text:p>
      <text:p text:style-name="P2"/>
      <text:p text:style-name="P2"><text:s text:c="4"/><text:tab/>/**</text:p>
      <text:p text:style-name="P2"><text:s text:c="4"/><text:tab/> * enableExceptions</text:p>
      <text:p text:style-name="P2"><text:s text:c="4"/><text:tab/> *</text:p>
      <text:p text:style-name="P2"><text:s text:c="4"/><text:tab/> * get/set enableExceptions flag</text:p>
      <text:p text:style-name="P27"><text:s text:c="4"/><text:tab/> * <text:span text:style-name="T2">@param</text:span> boolean $enableExceptions = (optional) true = set, false = reset, </text:p>
      <text:p text:style-name="P27"><text:tab/> *<text:tab/><text:tab/><text:tab/><text:tab/><text:tab/><text:tab/><text:tab/> <text:s text:c="2"/>null = query</text:p>
      <text:p text:style-name="P2"><text:s text:c="4"/><text:tab/> * <text:span text:style-name="T2">@return</text:span> boolean $enableExceptions</text:p>
      <text:p text:style-name="P2"><text:s text:c="4"/><text:tab/> */</text:p>
      <text:p text:style-name="P2"><text:s text:c="4"/><text:tab/>public function enableExceptions($enableExceptions=null)</text:p>
      <text:p text:style-name="P2"><text:s text:c="4"/><text:tab/>{</text:p>
      <text:p text:style-name="P2"><text:s text:c="6"/><text:tab/><text:tab/>if ($enableExceptions !== null)</text:p>
      <text:p text:style-name="P2"><text:s text:c="6"/><text:tab/><text:tab/>{</text:p>
      <text:p text:style-name="P2"><text:s text:c="4"/><text:tab/><text:tab/><text:tab/>$this-&gt;exceptionsEnabled = $enableExceptions;</text:p>
      <text:p text:style-name="P2"><text:s text:c="6"/><text:tab/><text:tab/>}</text:p>
      <text:p text:style-name="P2"/>
      <text:p text:style-name="P2"><text:s text:c="6"/><text:tab/><text:tab/>return $this-&gt;exceptionsEnabled;</text:p>
      <text:p text:style-name="P2"><text:tab/>}</text:p>
      <text:p text:style-name="P2"/>
      <text:p text:style-name="P2"/>
      <text:p text:style-name="P28"><text:tab/>/**</text:p>
      <text:p text:style-name="P2"><text:tab/> * deleteHandler</text:p>
      <text:p text:style-name="P2"><text:tab/> *</text:p>
      <text:p text:style-name="P2"><text:tab/> * Delete this handler by restoring previous handler</text:p>
      <text:p text:style-name="P2"><text:tab/> */</text:p>
      <text:p text:style-name="P2"><text:tab/>public function deleteHandler()</text:p>
      <text:p text:style-name="P2"><text:tab/>{</text:p>
      <text:p text:style-name="P2"><text:tab/><text:tab/>if ($this-&gt;errorHandlerSet)</text:p>
      <text:p text:style-name="P2"><text:tab/><text:tab/>{</text:p>
      <text:p text:style-name="P2"><text:tab/><text:tab/><text:tab/>restore_error_handler();</text:p>
      <text:p text:style-name="P2"><text:tab/><text:tab/><text:tab/>$this-&gt;errorHandlerSet = false;</text:p>
      <text:p text:style-name="P2"><text:tab/><text:tab/>}</text:p>
      <text:p text:style-name="P2"><text:tab/>}</text:p>
      <text:p text:style-name="P2"/>
      <text:p text:style-name="P2"><text:s text:c="4"/><text:tab/>/**</text:p>
      <text:p text:style-name="P2"><text:s text:c="4"/><text:tab/> * bufferLine</text:p>
      <text:p text:style-name="P2"><text:s text:c="4"/><text:tab/> *</text:p>
      <text:p text:style-name="P2"><text:s text:c="4"/><text:tab/> * Add a message + eol to the error buffer</text:p>
      <text:p text:style-name="P2"><text:s text:c="4"/><text:tab/> * <text:span text:style-name="T2">@param</text:span> string $message = (optional) message to add, empty to add EOL only</text:p>
      <text:p text:style-name="P2"><text:s text:c="4"/><text:tab/> */</text:p>
      <text:p text:style-name="P2"><text:s text:c="4"/><text:tab/>private function bufferLine($message='')</text:p>
      <text:p text:style-name="P2"><text:s text:c="4"/><text:tab/>{</text:p>
      <text:p text:style-name="P2"><text:s text:c="4"/><text:tab/><text:tab/>$this-&gt;bufferMessage($message . PHP_EOL);</text:p>
      <text:p text:style-name="P2"><text:s text:c="4"/><text:tab/>}</text:p>
      <text:p text:style-name="P2"/>
      <text:p text:style-name="P2"><text:s text:c="4"/><text:tab/>/**</text:p>
      <text:p text:style-name="P2"><text:s text:c="4"/><text:tab/> * bufferMessage</text:p>
      <text:p text:style-name="P2"><text:s text:c="4"/><text:tab/> *</text:p>
      <text:p text:style-name="P2"><text:s text:c="4"/><text:tab/> * Add a message to the error buffer</text:p>
      <text:p text:style-name="P2"><text:s text:c="4"/><text:tab/> * <text:span text:style-name="T2">@param</text:span> string $message = message to add to the buffer</text:p>
      <text:p text:style-name="P2"><text:s text:c="4"/><text:tab/> */</text:p>
      <text:p text:style-name="P2"><text:s text:c="4"/><text:tab/>private function bufferMessage($message)</text:p>
      <text:p text:style-name="P2"><text:s text:c="4"/><text:tab/>{</text:p>
      <text:p text:style-name="P2"><text:s text:c="4"/><text:tab/><text:tab/>$this-&gt;errorBuffer .= $message;</text:p>
      <text:p text:style-name="P2"><text:s text:c="4"/><text:tab/>}</text:p>
      <text:p text:style-name="P2"/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Error\Handler<text:tab/><text:tab/><text:tab/><text:tab/><text:page-number text:select-page="current">18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46H41M38S</meta:editing-duration>
    <meta:editing-cycles>55</meta:editing-cycles>
    <meta:generator>OpenOffice.org/3.2$Linux OpenOffice.org_project/320m12$Build-9483</meta:generator>
    <meta:initial-creator>Jay Wheeler</meta:initial-creator>
    <dc:date>2012-06-24T11:33:48</dc:date>
    <dc:creator>Jay Wheeler</dc:creator>
    <meta:document-statistic meta:table-count="22" meta:image-count="0" meta:object-count="0" meta:page-count="39" meta:paragraph-count="1297" meta:word-count="4559" meta:character-count="35985"/>
    <meta:template xlink:type="simple" xlink:actuate="onRequest" xlink:title="ClassDefault" xlink:href="../ClassDefault.ott" meta:date="2012-06-12T12:20:04"/>
  </office:meta>
</office:document-meta>
</file>